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3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8.237cm"/>
    </style:style>
    <style:style style:name="co5" style:family="table-column">
      <style:table-column-properties fo:break-before="auto" style:column-width="6.662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5.085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6.218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2.902cm"/>
    </style:style>
    <style:style style:name="co12" style:family="table-column">
      <style:table-column-properties fo:break-before="auto" style:column-width="6.883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5.502cm"/>
    </style:style>
    <style:style style:name="co15" style:family="table-column">
      <style:table-column-properties fo:break-before="auto" style:column-width="5.943cm"/>
    </style:style>
    <style:style style:name="co16" style:family="table-column">
      <style:table-column-properties fo:break-before="auto" style:column-width="4.396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6.96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3.51cm"/>
    </style:style>
    <style:style style:name="co24" style:family="table-column">
      <style:table-column-properties fo:break-before="auto" style:column-width="9.206cm"/>
    </style:style>
    <style:style style:name="co25" style:family="table-column">
      <style:table-column-properties fo:break-before="auto" style:column-width="3.455cm"/>
    </style:style>
    <style:style style:name="co2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6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333333"/>
      <style:text-properties style:font-name="Liberation Mono"/>
    </style:style>
    <style:style style:name="ce3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6" style:family="table-cell" style:parent-style-name="Default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48" style:family="table-cell" style:parent-style-name="Default">
      <style:table-cell-properties fo:background-color="#dddddd" fo:border="0.06pt solid #000000"/>
      <style:text-properties style:font-name="Liberation Mono"/>
    </style:style>
    <style:style style:name="ce4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50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Liberation Mono"/>
    </style:style>
    <style:style style:name="ce61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2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74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8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999999"/>
      <style:text-properties style:font-name="Liberation Mono"/>
    </style:style>
    <style:style style:name="ce8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000000"/>
    </style:style>
    <style:style style:name="ce87" style:family="table-cell" style:parent-style-name="Default">
      <style:table-cell-properties fo:background-color="#ffffff" fo:border="0.06pt solid #000000"/>
      <style:text-properties fo:color="#000000" style:font-name="Liberation Mono"/>
    </style:style>
    <style:style style:name="ce88" style:family="table-cell" style:parent-style-name="Default">
      <style:table-cell-properties fo:background-color="#ffffff" fo:border="0.06pt solid #000000"/>
      <style:text-properties style:font-name="Liberation Mono"/>
    </style:style>
    <style:style style:name="ce8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90" style:family="table-cell" style:parent-style-name="Default">
      <style:table-cell-properties fo:background-color="#333333" fo:border="0.06pt solid #000000"/>
      <style:text-properties style:font-name="Liberation Mono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93" style:family="table-cell" style:parent-style-name="Default" style:data-style-name="N1">
      <style:table-cell-properties fo:background-color="#dddddd" fo:border="0.06pt solid #000000"/>
      <style:text-properties style:font-name="Liberation Mono"/>
    </style:style>
    <style:style style:name="ce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97" style:family="table-cell" style:parent-style-name="Default">
      <style:table-cell-properties fo:background-color="#ffffff" fo:border="0.06pt solid #000000"/>
      <style:text-properties style:font-name="Liberation Mono" fo:font-weight="bold" style:font-weight-asian="bold" style:font-weight-complex="bold"/>
    </style:style>
    <style:style style:name="ce98" style:family="table-cell" style:parent-style-name="Default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9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00" style:family="table-cell" style:parent-style-name="Default" style:data-style-name="N4">
      <style:table-cell-properties fo:background-color="#ffffff" fo:border="0.06pt solid #000000"/>
      <style:text-properties style:font-name="Liberation Mono"/>
    </style:style>
    <style:style style:name="ce101" style:family="table-cell" style:parent-style-name="Default">
      <style:table-cell-properties fo:background-color="#b2b2b2" fo:border="0.06pt solid #000000"/>
      <style:text-properties style:font-name="Liberation Mono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3" style:family="table-cell" style:parent-style-name="Default">
      <style:table-cell-properties fo:border="0.99pt groove #000000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6" style:family="table-cell" style:parent-style-name="Default">
      <style:table-cell-properties fo:background-color="#dddddd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08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9" style:family="table-cell" style:parent-style-name="Default">
      <style:table-cell-properties fo:background-color="#eeeeee" fo:border="0.99pt groove #000000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/>
    </style:style>
    <style:style style:name="ce113" style:family="table-cell" style:parent-style-name="Default" style:data-style-name="N1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1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17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20pt" style:font-size-asian="20pt" style:font-size-complex="20pt"/>
    </style:style>
    <style:style style:name="ce118" style:family="table-cell" style:parent-style-name="Default">
      <style:table-cell-properties fo:background-color="#999999" fo:border="0.06pt solid #000000"/>
      <style:text-properties style:font-name="Liberation Mono"/>
    </style:style>
    <style:style style:name="ce119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20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Liberation Mono"/>
    </style:style>
    <style:style style:name="ce123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24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5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6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8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Liberation Mono"/>
    </style:style>
    <style:style style:name="ce130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style:font-name="Liberation Mono" fo:font-size="28pt" style:font-size-asian="28pt" style:font-size-complex="28pt"/>
    </style:style>
    <style:style style:name="ce131" style:family="table-cell" style:parent-style-name="Default" style:data-style-name="N112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132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3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34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35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3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137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12">
      <style:table-cell-properties fo:background-color="#333333"/>
      <style:text-properties style:font-name="Liberation Mono"/>
    </style:style>
    <style:style style:name="ce139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40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41" style:family="table-cell" style:parent-style-name="Default" style:data-style-name="N112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142" style:family="table-cell" style:parent-style-name="Default" style:data-style-name="N112">
      <style:table-cell-properties fo:background-color="#b2b2b2" fo:border="0.06pt solid #000000"/>
      <style:text-properties style:font-name="Liberation Mono"/>
    </style:style>
    <style:style style:name="ce143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4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/>
    </style:style>
    <style:style style:name="ce145" style:family="table-cell" style:parent-style-name="Default" style:data-style-name="N112">
      <style:table-cell-properties fo:background-color="#999999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46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ce147" style:family="table-cell" style:parent-style-name="Default" style:data-style-name="N112">
      <style:table-cell-properties fo:background-color="#808080" fo:border="0.06pt solid #000000"/>
      <style:text-properties style:font-name="Liberation Mono" fo:font-weight="bold" style:font-weight-asian="bold" style:font-weight-complex="bold"/>
    </style:style>
    <style:style style:name="ce148" style:family="table-cell" style:parent-style-name="Default" style:data-style-name="N4">
      <style:table-cell-properties fo:background-color="#808080" fo:border="0.06pt solid #000000"/>
      <style:text-properties fo:font-weight="bold" style:font-weight-asian="bold" style:font-weight-complex="bold"/>
    </style:style>
    <style:style style:name="ce149" style:family="table-cell" style:parent-style-name="Default" style:data-style-name="N4">
      <style:table-cell-properties fo:background-color="#808080" fo:border="0.06pt solid #000000"/>
      <style:text-properties style:font-name="Liberation Mono" fo:font-weight="bold" style:font-weight-asian="bold" style:font-weight-complex="bold"/>
    </style:style>
    <style:style style:name="ce150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1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2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13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4" style:family="table-cell" style:parent-style-name="Default" style:data-style-name="N113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5" style:family="table-cell" style:parent-style-name="Default" style:data-style-name="N113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6" style:family="table-cell" style:parent-style-name="Default" style:data-style-name="N113">
      <style:table-cell-properties fo:background-color="#dddddd" fo:border="0.06pt solid #000000"/>
      <style:text-properties style:font-name="Liberation Mono"/>
    </style:style>
    <style:style style:name="ce157" style:family="table-cell" style:parent-style-name="Default" style:data-style-name="N113">
      <style:table-cell-properties fo:background-color="#808080" fo:border="0.06pt solid #000000"/>
      <style:text-properties style:font-name="Liberation Mono"/>
    </style:style>
    <style:style style:name="ce158" style:family="table-cell" style:parent-style-name="Default" style:data-style-name="N113">
      <style:table-cell-properties fo:background-color="#cccccc" fo:border="0.06pt solid #000000"/>
      <style:text-properties style:font-name="Liberation Mono"/>
    </style:style>
    <style:style style:name="ce159" style:family="table-cell" style:parent-style-name="Default" style:data-style-name="N115">
      <style:table-cell-properties fo:background-color="#808080" fo:border="0.06pt solid #000000"/>
    </style:style>
    <style:style style:name="ce160" style:family="table-cell" style:parent-style-name="Default" style:data-style-name="N4">
      <style:table-cell-properties fo:background-color="#808080" fo:border="0.06pt solid #000000"/>
      <style:text-properties style:font-name="Liberation Mono"/>
    </style:style>
    <style:style style:name="ce161" style:family="table-cell" style:parent-style-name="Default">
      <style:table-cell-properties fo:background-color="#333333" fo:border="none"/>
      <style:text-properties style:font-name="Liberation Mono"/>
    </style:style>
    <style:style style:name="ce162" style:family="table-cell" style:parent-style-name="Default" style:data-style-name="N112">
      <style:table-cell-properties fo:background-color="#333333" fo:border="none"/>
      <style:text-properties style:font-name="Liberation Mono"/>
    </style:style>
    <style:style style:name="ce163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64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65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/>
    </style:style>
    <style:style style:name="ce166" style:family="table-cell" style:parent-style-name="Default" style:data-style-name="N112">
      <style:table-cell-properties fo:background-color="#333333" fo:border="none"/>
      <style:text-properties style:font-name="Liberation Mono" fo:font-weight="bold" style:font-weight-asian="bold" style:font-weight-complex="bold"/>
    </style:style>
    <style:style style:name="ce167" style:family="table-cell" style:parent-style-name="Default" style:data-style-name="N112">
      <style:table-cell-properties fo:background-color="#333333" fo:border="none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12">
      <style:table-cell-properties fo:background-color="#333333" style:text-align-source="fix" style:repeat-content="false" fo:border="none"/>
      <style:paragraph-properties fo:text-align="center" fo:margin-left="0cm"/>
      <style:text-properties style:font-name="Liberation Mono"/>
    </style:style>
    <style:style style:name="T1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 Narrow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able table:name="squelett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CHARGES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RODUITS</text:p>
          </table:table-cell>
          <table:covered-table-cell table:number-columns-repeated="2" table:style-name="ce11"/>
          <table:covered-table-cell table:style-name="ce28"/>
          <table:table-cell table:number-columns-repeated="1016"/>
        </table:table-row>
        <table:table-row table:style-name="ro3">
          <table:table-cell table:style-name="ce3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17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de marchandises</text:p>
          </table:table-cell>
          <table:table-cell table:style-name="ce12"/>
          <table:table-cell table:style-name="ce18"/>
          <table:table-cell table:style-name="ce12" table:formula="of:=[.B4]*[.C4]" office:value-type="float" office:value="0" calcext:value-type="float">
            <text:p>0</text:p>
          </table:table-cell>
          <table:table-cell table:style-name="ce12" office:value-type="string" calcext:value-type="string">
            <text:p>A-Ventes de marchandises </text:p>
          </table:table-cell>
          <table:table-cell table:style-name="ce12" table:number-columns-repeated="2"/>
          <table:table-cell table:style-name="ce12" table:formula="of:=[.F4]*[.G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Variation de stocks de marchandises</text:p>
          </table:table-cell>
          <table:table-cell table:style-name="ce12" table:number-columns-repeated="2"/>
          <table:table-cell table:style-name="ce12" table:formula="of:=[.B5]*[.C5]" office:value-type="float" office:value="0" calcext:value-type="float">
            <text:p>0</text:p>
          </table:table-cell>
          <table:table-cell table:style-name="ce12" office:value-type="string" calcext:value-type="string">
            <text:p>B-Production vendue (biens)</text:p>
          </table:table-cell>
          <table:table-cell table:style-name="ce12" table:number-columns-repeated="2"/>
          <table:table-cell table:style-name="ce12" table:formula="of:=[.F5]*[.G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tre achats stockés</text:p>
          </table:table-cell>
          <table:table-cell table:style-name="ce12" table:number-columns-repeated="3"/>
          <table:table-cell table:style-name="ce12" office:value-type="string" calcext:value-type="string">
            <text:p>C-Production vendue (services)</text:p>
          </table:table-cell>
          <table:table-cell table:style-name="ce12" table:number-columns-repeated="2"/>
          <table:table-cell table:style-name="ce12" table:formula="of:=[.F6]*[.G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Variation de stocks / autres achats stockés</text:p>
          </table:table-cell>
          <table:table-cell table:style-name="ce12" table:number-columns-repeated="2"/>
          <table:table-cell table:style-name="ce12" table:formula="of:=[.B7]*[.C7]" office:value-type="float" office:value="0" calcext:value-type="float">
            <text:p>0</text:p>
          </table:table-cell>
          <table:table-cell table:style-name="ce23" office:value-type="string" calcext:value-type="string">
            <text:p>Ä<text:span text:style-name="T2"> chiffre d’affaires (A+B+C)</text:span></text:p>
          </table:table-cell>
          <table:table-cell table:style-name="ce27" table:number-columns-repeated="2"/>
          <table:table-cell table:style-name="ce12" table:formula="of:=SUM([.H4:.H6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non stockés</text:p>
          </table:table-cell>
          <table:table-cell table:style-name="ce12" table:number-columns-repeated="2"/>
          <table:table-cell table:style-name="ce12" table:formula="of:=[.B8]*[.C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harges externes (PUB)</text:p>
          </table:table-cell>
          <table:table-cell table:style-name="ce12" table:number-columns-repeated="2"/>
          <table:table-cell table:style-name="ce12" table:formula="of:=[.B9]*[.C9]" office:value-type="float" office:value="0" calcext:value-type="float">
            <text:p>0</text:p>
          </table:table-cell>
          <table:table-cell table:style-name="ce12" office:value-type="string" calcext:value-type="string">
            <text:p>Production stockée 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 calcext:value-type="string">
            <text:p>Impôts et taxes</text:p>
          </table:table-cell>
          <table:table-cell table:style-name="ce12" table:number-columns-repeated="3"/>
          <table:table-cell table:style-name="ce12" office:value-type="string" calcext:value-type="string">
            <text:p>Production immobilisée</text:p>
          </table:table-cell>
          <table:table-cell table:style-name="ce12" table:number-columns-repeated="2"/>
          <table:table-cell table:style-name="ce12"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Salaires</text:p>
          </table:table-cell>
          <table:table-cell table:style-name="ce12" table:number-columns-repeated="2"/>
          <table:table-cell table:style-name="ce12" table:formula="of:=[.B11]*[.C11]" office:value-type="float" office:value="0" calcext:value-type="float">
            <text:p>0</text:p>
          </table:table-cell>
          <table:table-cell table:style-name="ce12" office:value-type="string" calcext:value-type="string">
            <text:p>Autres produits d’exploitation</text:p>
          </table:table-cell>
          <table:table-cell table:style-name="ce12" table:number-columns-repeated="2"/>
          <table:table-cell table:style-name="ce12"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mission</text:p>
          </table:table-cell>
          <table:table-cell table:style-name="ce12" table:formula="of:=[.F4]" office:value-type="float" office:value="0" calcext:value-type="float">
            <text:p>0</text:p>
          </table:table-cell>
          <table:table-cell table:style-name="ce12"/>
          <table:table-cell table:style-name="ce12" table:formula="of:=[.H4]*0.05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 calcext:value-type="string">
            <text:p>Charges sociales</text:p>
          </table:table-cell>
          <table:table-cell table:style-name="ce12" table:number-columns-repeated="2"/>
          <table:table-cell table:style-name="ce12" table:formula="of:=[.B13]*[.C13]" office:value-type="float" office:value="0" calcext:value-type="float">
            <text:p>0</text:p>
          </table:table-cell>
          <table:table-cell table:style-name="ce12" office:value-type="string" calcext:value-type="string">
            <text:p>Reprises sur amort/dépréciations/prov.</text:p>
          </table:table-cell>
          <table:table-cell table:style-name="ce12" table:number-columns-repeated="2"/>
          <table:table-cell table:style-name="ce12"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tres charges d’exploitation</text:p>
          </table:table-cell>
          <table:table-cell table:style-name="ce12" table:number-columns-repeated="2"/>
          <table:table-cell table:style-name="ce12" table:formula="of:=[.B14]*[.C14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4]*[.G1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ptaservice</text:p>
          </table:table-cell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amortissements</text:p>
          </table:table-cell>
          <table:table-cell table:style-name="ce12" table:number-columns-repeated="3"/>
          <table:table-cell table:style-name="ce12" office:value-type="string" calcext:value-type="string">
            <text:p>TVA à décaisser</text:p>
          </table:table-cell>
          <table:table-cell table:style-name="ce12"/>
          <table:table-cell table:style-name="ce12" table:formula="of:=[.K3]-[.K6]" office:value-type="float" office:value="0" calcext:value-type="float">
            <text:p>0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dépréciations</text:p>
          </table:table-cell>
          <table:table-cell table:style-name="ce12" table:number-columns-repeated="2"/>
          <table:table-cell table:style-name="ce12" table:formula="of:=[.B17]*[.C17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provisions</text:p>
          </table:table-cell>
          <table:table-cell table:style-name="ce12" table:number-columns-repeated="2"/>
          <table:table-cell table:style-name="ce12" table:formula="of:=[.B18]*[.C1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8]*[.G18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1</text:span></text:p>
          </table:table-cell>
          <table:table-cell table:style-name="ce13" table:number-columns-repeated="2"/>
          <table:table-cell table:style-name="ce21" table:formula="of:=SUM([.D4:.D18])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4</text:span></text:p>
          </table:table-cell>
          <table:table-cell table:style-name="ce13" table:number-columns-repeated="2"/>
          <table:table-cell table:style-name="ce29" table:formula="of:=SUM([.H7:.H18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FINANCIER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FINANCIER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Intérêts (charges)</text:p>
          </table:table-cell>
          <table:table-cell table:style-name="ce12" table:number-columns-repeated="3"/>
          <table:table-cell table:style-name="ce12" office:value-type="string" calcext:value-type="string">
            <text:p>Intérêts (produits)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2</text:span></text:p>
          </table:table-cell>
          <table:table-cell table:style-name="ce13" table:number-columns-repeated="2"/>
          <table:table-cell table:style-name="ce21" table:formula="of:=[.D21]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5</text:span></text:p>
          </table:table-cell>
          <table:table-cell table:style-name="ce13" table:number-columns-repeated="2"/>
          <table:table-cell table:style-name="ce29" table:formula="of:=[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EXCEPTIONNELL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EXCEPTIONNEL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de gestion</text:p>
          </table:table-cell>
          <table:table-cell table:style-name="ce12" table:number-columns-repeated="3"/>
          <table:table-cell table:style-name="ce12" office:value-type="string" calcext:value-type="string">
            <text:p>Sur opérations de gestion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en capital</text:p>
          </table:table-cell>
          <table:table-cell table:style-name="ce12" table:number-columns-repeated="3"/>
          <table:table-cell table:style-name="ce12" office:value-type="string" calcext:value-type="string">
            <text:p>Sur opérations en capital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8" office:value-type="string" calcext:value-type="string">
            <text:p>Ä<text:span text:style-name="T1"> TOTAL 3</text:span></text:p>
          </table:table-cell>
          <table:table-cell table:style-name="ce14" table:number-columns-repeated="2"/>
          <table:table-cell table:style-name="ce22"/>
          <table:table-cell table:style-name="ce14" office:value-type="string" calcext:value-type="string">
            <text:p>Ä<text:span text:style-name="T1"> TOTAL 6</text:span></text:p>
          </table:table-cell>
          <table:table-cell table:style-name="ce14"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9" office:value-type="string" calcext:value-type="string">
            <text:p>TOTAL CHARGES (1+2+3)</text:p>
          </table:table-cell>
          <table:table-cell table:style-name="ce15"/>
          <table:table-cell table:style-name="ce19"/>
          <table:table-cell table:style-name="ce19" table:formula="of:=[.D19]+[.D23]+[.D28]" office:value-type="float" office:value="0" calcext:value-type="float">
            <text:p>0</text:p>
          </table:table-cell>
          <table:table-cell table:style-name="ce25" office:value-type="string" calcext:value-type="string">
            <text:p>TOTAL PRODUITS (4+5+6)</text:p>
          </table:table-cell>
          <table:table-cell table:style-name="ce15"/>
          <table:table-cell table:style-name="ce19"/>
          <table:table-cell table:style-name="ce19" table:formula="of:=[.H19]+[.H23]+[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BENEFICE</text:p>
          </table:table-cell>
          <table:table-cell table:style-name="ce16"/>
          <table:table-cell table:style-name="ce20"/>
          <table:table-cell table:style-name="ce20" table:formula="of:=[.H29]-[.D29]" office:value-type="float" office:value="0" calcext:value-type="float">
            <text:p>0</text:p>
          </table:table-cell>
          <table:table-cell table:style-name="ce26" office:value-type="string" calcext:value-type="string">
            <text:p>ou PERTE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style-name="ce26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 1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1013" table:default-cell-style-name="ce32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20000" calcext:value-type="float">
            <text:p>12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7100" calcext:value-type="float">
            <text:p>7 100,00</text:p>
          </table:table-cell>
          <table:table-cell table:style-name="ce63" table:formula="of:=[.F5]*[.G5]" office:value-type="float" office:value="213000" calcext:value-type="float">
            <text:p>213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style-name="ce90"/>
          <table:covered-table-cell/>
          <table:table-cell table:number-columns-repeated="1012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40" calcext:value-type="float">
            <text:p>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120000" calcext:value-type="float">
            <text:p>1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30" calcext:value-type="float">
            <text:p>30</text:p>
          </table:table-cell>
          <table:table-cell table:style-name="ce72" table:formula="of:=[.G4]+[.G5]+[.G6]" office:value-type="float" office:value="27100" calcext:value-type="float">
            <text:p>27100</text:p>
          </table:table-cell>
          <table:table-cell table:style-name="ce72" table:formula="of:=[.H4]+[.H5]+[.H6]" office:value-type="float" office:value="213000" calcext:value-type="float">
            <text:p>213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42600" calcext:value-type="float">
            <text:p>42600</text:p>
          </table:table-cell>
          <table:table-cell table:style-name="ce87"/>
          <table:table-cell table:number-columns-repeated="1012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 table:number-columns-repeated="1012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213000" calcext:value-type="float">
            <text:p>213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3600" calcext:value-type="float">
            <text:p>36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065" calcext:value-type="float">
            <text:p>10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30000" calcext:value-type="float">
            <text:p>30000</text:p>
          </table:table-cell>
          <table:table-cell office:value-type="string" calcext:value-type="string">
            <text:p>40 STOCKES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36000" calcext:value-type="float">
            <text:p>36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42600" calcext:value-type="float">
            <text:p>42600</text:p>
          </table:table-cell>
          <table:table-cell table:style-name="ce88" table:formula="of:=SUM([.L7:.L13])" office:value-type="float" office:value="38165" calcext:value-type="float">
            <text:p>381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30" calcext:value-type="float">
            <text:p>30</text:p>
          </table:table-cell>
          <table:table-cell table:style-name="ce54"/>
          <table:table-cell table:style-name="ce54" table:formula="of:=[.H7]*0.05" office:value-type="float" office:value="10650" calcext:value-type="float">
            <text:p>10650</text:p>
          </table:table-cell>
          <table:table-cell table:style-name="ce54" table:number-columns-repeated="4"/>
          <table:table-cell/>
          <table:table-cell table:style-name="ce1" office:value-type="string" calcext:value-type="string">
            <text:p>Dut : </text:p>
          </table:table-cell>
          <table:table-cell table:style-name="ce92" table:formula="of:=[.K14]-[.L14]" office:value-type="float" office:value="4435" calcext:value-type="float" table:number-columns-spanned="2" table:number-rows-spanned="1">
            <text:p>4435</text:p>
          </table:table-cell>
          <table:covered-table-cell table:style-name="ce1"/>
          <table:table-cell table:number-columns-repeated="1012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56858.33" calcext:value-type="float">
            <text:p>25685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43000" calcext:value-type="float">
            <text:p>243000</text:p>
          </table:table-cell>
          <table:table-cell table:style-name="ce84" table:formula="of:=[.H22]-[.D22]" office:value-type="float" office:value="-13858.33" calcext:value-type="float">
            <text:p>-13858,33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31650" calcext:value-type="float">
            <text:p>13165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833.33" office:value-type="float" office:value="833.33" calcext:value-type="float">
            <text:p>833,33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666.67" calcext:value-type="float">
            <text:p>1666,67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833.33" calcext:value-type="float">
            <text:p>833,33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666.67" calcext:value-type="float">
            <text:p>1666,67</text:p>
          </table:table-cell>
          <table:table-cell table:style-name="ce84" table:formula="of:=[.H26]-[.D26]+[.I22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57691.66" calcext:value-type="float">
            <text:p>257691,6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-13024.99" calcext:value-type="float">
            <text:p>-13024,9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44666.67" calcext:value-type="float">
            <text:p>244666,67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3030" calcext:value-type="float">
            <text:p>303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office:value-type="float" office:value="376740" calcext:value-type="float">
            <text:p>376740</text:p>
          </table:table-cell>
          <table:table-cell table:style-name="ce48" office:value-type="float" office:value="230230" calcext:value-type="float">
            <text:p>230230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31650" calcext:value-type="float">
            <text:p>-13165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8165" calcext:value-type="float">
            <text:p>-38165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33.34" calcext:value-type="float">
            <text:p>833,34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48" table:formula="of:=-[.D7]" office:value-type="float" office:value="-120000" calcext:value-type="float">
            <text:p>-12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office:value-type="float" office:value="-41666" calcext:value-type="float">
            <text:p>-41666</text:p>
          </table:table-cell>
          <table:table-cell table:style-name="ce48"/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7:.B46])" office:value-type="float" office:value="49122.34" calcext:value-type="float">
            <text:p>49122,34</text:p>
          </table:table-cell>
          <table:table-cell table:style-name="ce48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"/>
          <table:table-cell table:number-columns-repeated="102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2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90000" calcext:value-type="float">
            <text:p>9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0" calcext:value-type="float">
            <text:p>6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378000" calcext:value-type="float">
            <text:p>378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378000" calcext:value-type="float">
            <text:p>378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75600" calcext:value-type="float">
            <text:p>756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30" calcext:value-type="float">
            <text:p>3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90000" calcext:value-type="float">
            <text:p>9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60" calcext:value-type="float">
            <text:p>60</text:p>
          </table:table-cell>
          <table:table-cell table:style-name="ce72" table:formula="of:=[.G4]+[.G5]+[.G6]" office:value-type="float" office:value="26300" calcext:value-type="float">
            <text:p>26300</text:p>
          </table:table-cell>
          <table:table-cell table:style-name="ce72" table:formula="of:=[.H4]+[.H5]+[.H6]" office:value-type="float" office:value="378000" calcext:value-type="float">
            <text:p>378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75600" calcext:value-type="float">
            <text:p>756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18000" calcext:value-type="float">
            <text:p>18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90000" calcext:value-type="float">
            <text:p>9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18000" calcext:value-type="float">
            <text:p>1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378000" calcext:value-type="float">
            <text:p>378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4200" calcext:value-type="float">
            <text:p>42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890" calcext:value-type="float">
            <text:p>189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2]" office:value-type="float" office:value="25000" calcext:value-type="float">
            <text:p>2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2500" calcext:value-type="float">
            <text:p>25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-30" calcext:value-type="float">
            <text:p>-3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-90000" calcext:value-type="float">
            <text:p>-90000</text:p>
          </table:table-cell>
          <table:table-cell office:value-type="string" calcext:value-type="string">
            <text:p>10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4]" office:value-type="float" office:value="42000" calcext:value-type="float">
            <text:p>4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4200" calcext:value-type="float">
            <text:p>42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5]" office:value-type="float" office:value="18900" calcext:value-type="float">
            <text:p>18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1890" calcext:value-type="float">
            <text:p>189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42000" calcext:value-type="float">
            <text:p>42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75600" calcext:value-type="float">
            <text:p>75600</text:p>
          </table:table-cell>
          <table:table-cell table:style-name="ce88" table:formula="of:=SUM([.L7:.L13])" office:value-type="float" office:value="33590" calcext:value-type="float">
            <text:p>3359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17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60" calcext:value-type="float">
            <text:p>60</text:p>
          </table:table-cell>
          <table:table-cell table:style-name="ce54"/>
          <table:table-cell table:style-name="ce54" table:formula="of:=[.H7]*0.05" office:value-type="float" office:value="18900" calcext:value-type="float">
            <text:p>18900</text:p>
          </table:table-cell>
          <table:table-cell table:style-name="ce54" table:number-columns-repeated="4"/>
          <table:table-cell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42010" calcext:value-type="float" table:number-columns-spanned="2" table:number-rows-spanned="1">
            <text:p>4201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18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41108.33" calcext:value-type="float">
            <text:p>2411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88000" calcext:value-type="float">
            <text:p>288000</text:p>
          </table:table-cell>
          <table:table-cell table:style-name="ce84" table:formula="of:=[.H22]-[.D22]" office:value-type="float" office:value="46891.67" calcext:value-type="float">
            <text:p>46891,67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45900" calcext:value-type="float">
            <text:p>14590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486" office:value-type="float" office:value="486" calcext:value-type="float">
            <text:p>486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333" calcext:value-type="float">
            <text:p>13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486" calcext:value-type="float">
            <text:p>486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333" calcext:value-type="float">
            <text:p>1333</text:p>
          </table:table-cell>
          <table:table-cell table:style-name="ce84" table:formula="of:=[.H26]-[.D26]+[.I22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41594.33" calcext:value-type="float">
            <text:p>241594,33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47738.67" calcext:value-type="float">
            <text:p>47738,67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89333" calcext:value-type="float">
            <text:p>2893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49121.67" calcext:value-type="float">
            <text:p>49121,67</text:p>
          </table:table-cell>
          <table:table-cell table:style-name="ce48"/>
          <table:table-cell/>
          <table:table-cell office:value-type="float" office:value="581400" calcext:value-type="float">
            <text:p>5814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30230+106500)*1.2" office:value-type="float" office:value="404076" calcext:value-type="float">
            <text:p>404076</text:p>
          </table:table-cell>
          <table:table-cell table:style-name="ce48" table:formula="of:=(581400/2)" office:value-type="float" office:value="290700" calcext:value-type="float">
            <text:p>290700</text:p>
          </table:table-cell>
          <table:table-cell/>
          <table:table-cell table:formula="of:=(230230+378000)" office:value-type="float" office:value="608230" calcext:value-type="float">
            <text:p>60823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45900" calcext:value-type="float">
            <text:p>-1459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3590" calcext:value-type="float">
            <text:p>-3359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47" calcext:value-type="float">
            <text:p>847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93" table:formula="of:=-[.D7]" office:value-type="float" office:value="-90000" calcext:value-type="float">
            <text:p>-9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table:formula="of:=-(58333.33-16666.67)" office:value-type="float" office:value="-41666.66" calcext:value-type="float">
            <text:p>-41666,66</text:p>
          </table:table-cell>
          <table:table-cell table:style-name="ce48"/>
          <table:table-cell table:formula="of:=[.B45]-92407" office:value-type="float" office:value="-138377" calcext:value-type="float">
            <text:p>-138377</text:p>
          </table:table-cell>
          <table:table-cell table:number-columns-repeated="1020"/>
        </table:table-row>
        <table:table-row table:style-name="ro4">
          <table:table-cell table:style-name="ce46"/>
          <table:table-cell table:style-name="ce48" office:value-type="float" office:value="-45970" calcext:value-type="float">
            <text:p>-45970</text:p>
          </table:table-cell>
          <table:table-cell table:style-name="ce48"/>
          <table:table-cell table:number-columns-repeated="1021"/>
        </table:table-row>
        <table:table-row table:style-name="ro4" table:number-rows-repeated="2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8:.B47])" office:value-type="float" office:value="96918.01" calcext:value-type="float">
            <text:p>96918,01</text:p>
          </table:table-cell>
          <table:table-cell table:style-name="ce48"/>
          <table:table-cell table:number-columns-repeated="1021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3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10000" calcext:value-type="float">
            <text:p>21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9" calcext:value-type="float">
            <text:p>79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7700" calcext:value-type="float">
            <text:p>497 7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77000" calcext:value-type="float">
            <text:p>377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4700" calcext:value-type="float">
            <text:p>10347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6940" calcext:value-type="float">
            <text:p>20694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40" calcext:value-type="float">
            <text:p>1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20000" calcext:value-type="float">
            <text:p>4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34700" calcext:value-type="float">
            <text:p>10347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6940" calcext:value-type="float">
            <text:p>2069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4000" calcext:value-type="float">
            <text:p>84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500" calcext:value-type="float">
            <text:p>7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10000" calcext:value-type="float">
            <text:p>21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2000" calcext:value-type="float">
            <text:p>42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4700" calcext:value-type="float">
            <text:p>10347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73.5" calcext:value-type="float">
            <text:p>5173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5000" calcext:value-type="float">
            <text:p>7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500" calcext:value-type="float">
            <text:p>75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000" calcext:value-type="float">
            <text:p>15000</text:p>
          </table:table-cell>
          <table:table-cell table:style-name="ce103" table:formula="of:=[.B12]*[.C12]" office:value-type="float" office:value="15000" calcext:value-type="float">
            <text:p>1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9" calcext:value-type="float">
            <text:p>-9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27000" calcext:value-type="float">
            <text:p>-27000</text:p>
          </table:table-cell>
          <table:table-cell table:style-name="ce1" office:value-type="string" calcext:value-type="string">
            <text:p>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735" calcext:value-type="float">
            <text:p>5173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73.5" calcext:value-type="float">
            <text:p>5173,5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4]*[.C14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6940" calcext:value-type="float">
            <text:p>206940</text:p>
          </table:table-cell>
          <table:table-cell table:style-name="ce88" table:formula="of:=SUM([.L7:.L13])" office:value-type="float" office:value="109073.5" calcext:value-type="float">
            <text:p>109073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5000" calcext:value-type="float">
            <text:p>7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22000" calcext:value-type="float">
            <text:p>-22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97866.5" calcext:value-type="float" table:number-columns-spanned="2" table:number-rows-spanned="1">
            <text:p>97866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51735" calcext:value-type="float">
            <text:p>5173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50000" calcext:value-type="float">
            <text:p>5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40735" calcext:value-type="float">
            <text:p>240735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665943.33" calcext:value-type="float">
            <text:p>665943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12700" calcext:value-type="float">
            <text:p>1012700</text:p>
          </table:table-cell>
          <table:table-cell table:style-name="ce84" table:formula="of:=[.H26]-[.D26]" office:value-type="float" office:value="346756.67" calcext:value-type="float">
            <text:p>346756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138.89" office:value-type="float" office:value="138.89" calcext:value-type="float">
            <text:p>138,89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500" calcext:value-type="float">
            <text:p>150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8]" office:value-type="float" office:value="138.89" calcext:value-type="float">
            <text:p>138,89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8]" office:value-type="float" office:value="1500" calcext:value-type="float">
            <text:p>1500</text:p>
          </table:table-cell>
          <table:table-cell table:style-name="ce84" table:formula="of:=[.H30]-[.D30]+[.I26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666082.22" calcext:value-type="float">
            <text:p>666082,22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48117.78" calcext:value-type="float">
            <text:p>348117,78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14200" calcext:value-type="float">
            <text:p>1014200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4"/>
          <table:table-cell table:formula="of:=213000/2+ 378000/2" office:value-type="float" office:value="295500" calcext:value-type="float">
            <text:p>2955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92407.22" calcext:value-type="float">
            <text:p>92407,22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13000+378000)/2 * 1.2" office:value-type="float" office:value="354600" calcext:value-type="float">
            <text:p>3546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06"/>
          <table:table-cell table:style-name="ce48" table:formula="of:=[.K23]" office:value-type="float" office:value="240735" calcext:value-type="float">
            <text:p>240735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06"/>
          <table:table-cell table:style-name="ce48" table:formula="of:=[.L14]" office:value-type="float" office:value="109073.5" calcext:value-type="float">
            <text:p>109073,5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30]-[.D30]" office:value-type="float" office:value="1361.11" calcext:value-type="float">
            <text:p>1361,11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06"/>
          <table:table-cell table:style-name="ce93" table:formula="of:=[.D7]" office:value-type="float" office:value="420000" calcext:value-type="float">
            <text:p>420000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06"/>
          <table:table-cell table:style-name="ce48" table:formula="of:=(16666.67)" office:value-type="float" office:value="16666.67" calcext:value-type="float">
            <text:p>16666,67</text:p>
          </table:table-cell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07" table:formula="of:=SUM([.B43:.B52]) - SUM([.C43:.C52])" office:value-type="float" office:value="-338106.84" calcext:value-type="float" table:number-columns-spanned="2" table:number-rows-spanned="1">
            <text:p>-338106,84</text:p>
          </table:table-cell>
          <table:covered-table-cell table:style-name="ce48"/>
          <table:table-cell table:number-columns-repeated="1021"/>
        </table:table-row>
        <table:table-row table:style-name="ro4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ur 4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0" calcext:value-type="float">
            <text:p>8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40000" calcext:value-type="float">
            <text:p>24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41000" calcext:value-type="float">
            <text:p>441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1" calcext:value-type="float">
            <text:p>31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403000" calcext:value-type="float">
            <text:p>403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04000" calcext:value-type="float">
            <text:p>100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0800" calcext:value-type="float">
            <text:p>2008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50" calcext:value-type="float">
            <text:p>15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50000" calcext:value-type="float">
            <text:p>45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1" calcext:value-type="float">
            <text:p>141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04000" calcext:value-type="float">
            <text:p>1004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0800" calcext:value-type="float">
            <text:p>2008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0000" calcext:value-type="float">
            <text:p>90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40000" calcext:value-type="float">
            <text:p>24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8000" calcext:value-type="float">
            <text:p>4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04000" calcext:value-type="float">
            <text:p>1004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020" calcext:value-type="float">
            <text:p>502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000" calcext:value-type="float">
            <text:p>7000</text:p>
          </table:table-cell>
          <table:table-cell table:style-name="ce103" table:formula="of:=[.B12]*[.C12]" office:value-type="float" office:value="7000" calcext:value-type="float">
            <text:p>7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3]*[.C13]" office:value-type="float" office:value="25000" calcext:value-type="float">
            <text:p>2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0000" calcext:value-type="float">
            <text:p>30000</text:p>
          </table:table-cell>
          <table:table-cell table:style-name="ce1" office:value-type="string" calcext:value-type="string">
            <text:p>1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0200" calcext:value-type="float">
            <text:p>50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020" calcext:value-type="float">
            <text:p>502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8000" calcext:value-type="float">
            <text:p>18000</text:p>
          </table:table-cell>
          <table:table-cell table:style-name="ce103" table:formula="of:=[.B14]*[.C14]" office:value-type="float" office:value="18000" calcext:value-type="float">
            <text:p>18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-1" calcext:value-type="float">
            <text:p>-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-5000" calcext:value-type="float">
            <text:p>-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0800" calcext:value-type="float">
            <text:p>200800</text:p>
          </table:table-cell>
          <table:table-cell table:style-name="ce88" table:formula="of:=SUM([.L7:.L13])" office:value-type="float" office:value="117420" calcext:value-type="float">
            <text:p>11742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50000" calcext:value-type="float">
            <text:p>50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25000" calcext:value-type="float">
            <text:p>25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83380" calcext:value-type="float" table:number-columns-spanned="2" table:number-rows-spanned="1">
            <text:p>8338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1" calcext:value-type="float">
            <text:p>141</text:p>
          </table:table-cell>
          <table:table-cell table:style-name="ce102"/>
          <table:table-cell table:style-name="ce102" table:formula="of:=[.H7]*0.05" office:value-type="float" office:value="50200" calcext:value-type="float">
            <text:p>5020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64200" calcext:value-type="float">
            <text:p>264200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719408.33" calcext:value-type="float">
            <text:p>7194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29000" calcext:value-type="float">
            <text:p>1029000</text:p>
          </table:table-cell>
          <table:table-cell table:style-name="ce84" table:formula="of:=[.H26]-[.D26]" office:value-type="float" office:value="309591.67" calcext:value-type="float">
            <text:p>309591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833.33" calcext:value-type="float">
            <text:p>833,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5701.75" office:value-type="float" office:value="5701.75" calcext:value-type="float">
            <text:p>5701,75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5701.75" calcext:value-type="float">
            <text:p>5701,75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833.33" calcext:value-type="float">
            <text:p>833,33</text:p>
          </table:table-cell>
          <table:table-cell table:style-name="ce84" table:formula="of:=[.H30]-[.D30]+[.I26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25110.08" calcext:value-type="float">
            <text:p>725110,08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04723.25" calcext:value-type="float">
            <text:p>30472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29833.33" calcext:value-type="float">
            <text:p>1029833,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189000+517350) *1.2" office:value-type="float" office:value="847620" calcext:value-type="float">
            <text:p>8476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264200" calcext:value-type="float">
            <text:p>26420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420" calcext:value-type="float">
            <text:p>117420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-([.H30]-[.D30])" office:value-type="float" office:value="4868.42" calcext:value-type="float">
            <text:p>4868,42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50000" calcext:value-type="float">
            <text:p>450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833.33" calcext:value-type="float">
            <text:p>833,33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0" calcext:value-type="float">
            <text:p>72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Vente VCN</text:p>
          </table:table-cell>
          <table:table-cell table:style-name="ce110" office:value-type="float" office:value="200000" calcext:value-type="float">
            <text:p>200000</text:p>
          </table:table-cell>
          <table:table-cell table:style-name="ce110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288000" calcext:value-type="float">
            <text:p>288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/>
          <table:table-cell table:style-name="ce110" office:value-type="float" office:value="97866" calcext:value-type="float">
            <text:p>97866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80000" calcext:value-type="float">
            <text:p>180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7700" calcext:value-type="float">
            <text:p>77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33148.75" calcext:value-type="float" table:number-columns-spanned="2" table:number-rows-spanned="1">
            <text:p>3314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59400" calcext:value-type="float">
            <text:p>59 4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5220" calcext:value-type="float">
            <text:p>55 22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2000" calcext:value-type="float">
            <text:p>12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33148.25" calcext:value-type="float" table:number-columns-spanned="2" table:number-rows-spanned="1">
            <text:p>33148,25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5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5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3" table:default-cell-style-name="ce32"/>
        <table:table-column table:style-name="co8" table:default-cell-style-name="ce32"/>
        <table:table-column table:style-name="co12" table:default-cell-style-name="ce32"/>
        <table:table-column table:style-name="co11" table:default-cell-style-name="ce32"/>
        <table:table-column table:style-name="co13" table:default-cell-style-name="ce32"/>
        <table:table-column table:style-name="co11" table:number-columns-repeated="2" table:default-cell-style-name="ce32"/>
        <table:table-column table:style-name="co8" table:default-cell-style-name="ce32"/>
        <table:table-column table:style-name="co2" table:number-columns-repeated="992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" calcext:value-type="float">
            <text:p>4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" calcext:value-type="float">
            <text:p>6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5" calcext:value-type="float">
            <text:p>45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80000" calcext:value-type="float">
            <text:p>180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90" calcext:value-type="float">
            <text:p>9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70000" calcext:value-type="float">
            <text:p>27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8" calcext:value-type="float">
            <text:p>78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1400" calcext:value-type="float">
            <text:p>491 4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200000" calcext:value-type="float">
            <text:p>2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5" calcext:value-type="float">
            <text:p>25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25000" calcext:value-type="float">
            <text:p>325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96400" calcext:value-type="float">
            <text:p>9964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9280" calcext:value-type="float">
            <text:p>1992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96400" calcext:value-type="float">
            <text:p>996400,00</text:p>
          </table:table-cell>
          <table:table-cell table:style-name="ce133" table:formula="of:=[.H4]" office:value-type="float" office:value="180000" calcext:value-type="float">
            <text:p>180000,00</text:p>
          </table:table-cell>
          <table:table-cell table:style-name="ce133" table:formula="of:=[.H5]" office:value-type="float" office:value="491400" calcext:value-type="float">
            <text:p>491400,00</text:p>
          </table:table-cell>
          <table:table-cell table:style-name="ce134" table:formula="of:=[.H6]" office:value-type="float" office:value="325000" calcext:value-type="float">
            <text:p>325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0000" calcext:value-type="float">
            <text:p>20000,00</text:p>
          </table:table-cell>
          <table:table-cell table:style-name="ce133" table:formula="of:=[.$W$18]/[.$V$18]*[.AB6]" office:value-type="float" office:value="4311.82225438668" calcext:value-type="float">
            <text:p>4311,82</text:p>
          </table:table-cell>
          <table:table-cell table:style-name="ce133" table:formula="of:=[.$X$18]/[.$W$18]*[.AC6]" office:value-type="float" office:value="8828.45857394156" calcext:value-type="float">
            <text:p>8828,46</text:p>
          </table:table-cell>
          <table:table-cell table:style-name="ce133" table:formula="of:=[.$Y$18]/[.$X$18]*[.AD6]" office:value-type="float" office:value="6859.71917167176" calcext:value-type="float">
            <text:p>6859,72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34" calcext:value-type="float">
            <text:p>134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76000" calcext:value-type="float">
            <text:p>47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96400" calcext:value-type="float">
            <text:p>9964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9280" calcext:value-type="float">
            <text:p>1992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0000" calcext:value-type="float">
            <text:p>30000,00</text:p>
          </table:table-cell>
          <table:table-cell table:style-name="ce133" table:formula="of:=[.$W$18]/[.$V$18]*[.AB7]" office:value-type="float" office:value="6467.73338158002" calcext:value-type="float">
            <text:p>6467,73</text:p>
          </table:table-cell>
          <table:table-cell table:style-name="ce133" table:formula="of:=[.$X$18]/[.$W$18]*[.AC7]" office:value-type="float" office:value="13242.6878609123" calcext:value-type="float">
            <text:p>13242,69</text:p>
          </table:table-cell>
          <table:table-cell table:style-name="ce133" table:formula="of:=[.$Y$18]/[.$X$18]*[.AD7]" office:value-type="float" office:value="10289.5787575076" calcext:value-type="float">
            <text:p>10289,58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5200" calcext:value-type="float">
            <text:p>95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" calcext:value-type="float">
            <text:p>6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" calcext:value-type="float">
            <text:p>120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76000" calcext:value-type="float">
            <text:p>476000,00</text:p>
          </table:table-cell>
          <table:table-cell table:style-name="ce133" table:formula="of:=[.D4]" office:value-type="float" office:value="6000" calcext:value-type="float">
            <text:p>6000,00</text:p>
          </table:table-cell>
          <table:table-cell table:style-name="ce133" table:formula="of:=[.D5]" office:value-type="float" office:value="270000" calcext:value-type="float">
            <text:p>270000,00</text:p>
          </table:table-cell>
          <table:table-cell table:style-name="ce134" table:formula="of:=[.D6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22000" calcext:value-type="float">
            <text:p>22000,00</text:p>
          </table:table-cell>
          <table:table-cell table:style-name="ce133" table:formula="of:=[.$W$18]/[.$V$18]*[.AB8]" office:value-type="float" office:value="4743.00447982535" calcext:value-type="float">
            <text:p>4743,00</text:p>
          </table:table-cell>
          <table:table-cell table:style-name="ce133" table:formula="of:=[.$X$18]/[.$W$18]*[.AC8]" office:value-type="float" office:value="9711.30443133571" calcext:value-type="float">
            <text:p>9711,30</text:p>
          </table:table-cell>
          <table:table-cell table:style-name="ce133" table:formula="of:=[.$Y$18]/[.$X$18]*[.AD8]" office:value-type="float" office:value="7545.69108883894" calcext:value-type="float">
            <text:p>7545,69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200" calcext:value-type="float">
            <text:p>72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70000" calcext:value-type="float">
            <text:p>27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4000" calcext:value-type="float">
            <text:p>54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111000" calcext:value-type="float">
            <text:p>-11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36000" calcext:value-type="float">
            <text:p>-36000,00</text:p>
          </table:table-cell>
          <table:table-cell table:style-name="ce134" table:formula="of:=-[.H14]" office:value-type="float" office:value="-75000" calcext:value-type="float">
            <text:p>-7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935.4667631601" calcext:value-type="float">
            <text:p>12935,47</text:p>
          </table:table-cell>
          <table:table-cell table:style-name="ce133" table:formula="of:=[.$X$18]/[.$W$18]*[.AC9]" office:value-type="float" office:value="26485.3757218247" calcext:value-type="float">
            <text:p>26485,38</text:p>
          </table:table-cell>
          <table:table-cell table:style-name="ce133" table:formula="of:=[.$Y$18]/[.$X$18]*[.AD9]" office:value-type="float" office:value="20579.1575150153" calcext:value-type="float">
            <text:p>20579,16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96400" calcext:value-type="float">
            <text:p>9964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200000" calcext:value-type="float">
            <text:p>2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40000" calcext:value-type="float">
            <text:p>4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9820" calcext:value-type="float">
            <text:p>49820,00</text:p>
          </table:table-cell>
          <table:table-cell table:style-name="ce133" table:formula="of:=[.$W$18]/[.$V$18]*[.AB10]" office:value-type="float" office:value="10740.7492356772" calcext:value-type="float">
            <text:p>10740,75</text:p>
          </table:table-cell>
          <table:table-cell table:style-name="ce133" table:formula="of:=[.$X$18]/[.$W$18]*[.AC10]" office:value-type="float" office:value="21991.6903076884" calcext:value-type="float">
            <text:p>21991,69</text:p>
          </table:table-cell>
          <table:table-cell table:style-name="ce133" table:formula="of:=[.$Y$18]/[.$X$18]*[.AD10]" office:value-type="float" office:value="17087.5604566344" calcext:value-type="float">
            <text:p>17087,5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982" calcext:value-type="float">
            <text:p>4982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2000" calcext:value-type="float">
            <text:p>7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200" calcext:value-type="float">
            <text:p>72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65000" calcext:value-type="float">
            <text:p>365000,00</text:p>
          </table:table-cell>
          <table:table-cell table:style-name="ce133" table:formula="of:=SUM([.W8:.W10])" office:value-type="float" office:value="6000" calcext:value-type="float">
            <text:p>6000,00</text:p>
          </table:table-cell>
          <table:table-cell table:style-name="ce133" table:formula="of:=SUM([.X8:.X10])" office:value-type="float" office:value="234000" calcext:value-type="float">
            <text:p>234000,00</text:p>
          </table:table-cell>
          <table:table-cell table:style-name="ce133" table:formula="of:=SUM([.Y8:.Y10])" office:value-type="float" office:value="125000" calcext:value-type="float">
            <text:p>12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1559.1112719334" calcext:value-type="float">
            <text:p>21559,11</text:p>
          </table:table-cell>
          <table:table-cell table:style-name="ce133" table:formula="of:=[.$X$18]/[.$W$18]*[.AC11]" office:value-type="float" office:value="44142.2928697078" calcext:value-type="float">
            <text:p>44142,29</text:p>
          </table:table-cell>
          <table:table-cell table:style-name="ce133" table:formula="of:=[.$Y$18]/[.$X$18]*[.AD11]" office:value-type="float" office:value="34298.5958583588" calcext:value-type="float">
            <text:p>34298,6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table:formula="of:=[.B12]*[.C12]" office:value-type="float" office:value="20000" calcext:value-type="float">
            <text:p>2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28.57" calcext:value-type="float">
            <text:p>1028,57</text:p>
          </table:table-cell>
          <table:table-cell table:style-name="ce102" table:formula="of:=[.G12]*[.F12]" office:value-type="float" office:value="25714.25" calcext:value-type="float">
            <text:p>25714,25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31400" calcext:value-type="float">
            <text:p>631400,00</text:p>
          </table:table-cell>
          <table:table-cell table:style-name="ce135" table:formula="of:=[.W6]-[.W11]" office:value-type="float" office:value="174000" calcext:value-type="float">
            <text:p>174000,00</text:p>
          </table:table-cell>
          <table:table-cell table:style-name="ce135" table:formula="of:=[.X6]-[.X11]" office:value-type="float" office:value="257400" calcext:value-type="float">
            <text:p>257400,00</text:p>
          </table:table-cell>
          <table:table-cell table:style-name="ce135" table:formula="of:=[.Y6]-[.Y11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155.91112719334" calcext:value-type="float">
            <text:p>2155,91</text:p>
          </table:table-cell>
          <table:table-cell table:style-name="ce133" table:formula="of:=[.$X$18]/[.$W$18]*[.AC12]" office:value-type="float" office:value="4414.22928697078" calcext:value-type="float">
            <text:p>4414,23</text:p>
          </table:table-cell>
          <table:table-cell table:style-name="ce133" table:formula="of:=[.$Y$18]/[.$X$18]*[.AD12]" office:value-type="float" office:value="3429.85958583588" calcext:value-type="float">
            <text:p>3429,8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6000" calcext:value-type="float">
            <text:p>36000</text:p>
          </table:table-cell>
          <table:table-cell table:style-name="ce1" office:value-type="string" calcext:value-type="string">
            <text:p>23 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9820" calcext:value-type="float">
            <text:p>4982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982" calcext:value-type="float">
            <text:p>4982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233.86669079001" calcext:value-type="float">
            <text:p>3233,87</text:p>
          </table:table-cell>
          <table:table-cell table:style-name="ce133" table:formula="of:=[.$X$18]/[.$W$18]*[.AC13]" office:value-type="float" office:value="6621.34393045617" calcext:value-type="float">
            <text:p>6621,34</text:p>
          </table:table-cell>
          <table:table-cell table:style-name="ce133" table:formula="of:=[.$Y$18]/[.$X$18]*[.AD13]" office:value-type="float" office:value="5144.78937875382" calcext:value-type="float">
            <text:p>5144,79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2000" calcext:value-type="float">
            <text:p>22000</text:p>
          </table:table-cell>
          <table:table-cell table:style-name="ce103" table:formula="of:=[.B14]*[.C14]" office:value-type="float" office:value="22000" calcext:value-type="float">
            <text:p>22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75000" calcext:value-type="float">
            <text:p>75000</text:p>
          </table:table-cell>
          <table:table-cell table:style-name="ce1" office:value-type="float" office:value="15" calcext:value-type="float">
            <text:p>15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9280" calcext:value-type="float">
            <text:p>199280</text:p>
          </table:table-cell>
          <table:table-cell table:style-name="ce88" table:formula="of:=SUM([.L5:.L13])" office:value-type="float" office:value="134062" calcext:value-type="float">
            <text:p>134062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841.36369373583" calcext:value-type="float">
            <text:p>1841,36</text:p>
          </table:table-cell>
          <table:table-cell table:style-name="ce133" table:formula="of:=[.$X$18]/[.$W$18]*[.AC14]" office:value-type="float" office:value="3770.19323400174" calcext:value-type="float">
            <text:p>3770,19</text:p>
          </table:table-cell>
          <table:table-cell table:style-name="ce133" table:formula="of:=[.$Y$18]/[.$X$18]*[.AD14]" office:value-type="float" office:value="2929.44307226243" calcext:value-type="float">
            <text:p>2929,44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2000" calcext:value-type="float">
            <text:p>72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36714.25" calcext:value-type="float">
            <text:p>136714,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65218" calcext:value-type="float" table:number-columns-spanned="2" table:number-rows-spanned="1">
            <text:p>65218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2000" calcext:value-type="float">
            <text:p>2000,00</text:p>
          </table:table-cell>
          <table:table-cell table:style-name="ce133" table:formula="of:=[.$W$18]/[.$V$18]*[.AB15]" office:value-type="float" office:value="431.182225438668" calcext:value-type="float">
            <text:p>431,18</text:p>
          </table:table-cell>
          <table:table-cell table:style-name="ce133" table:formula="of:=[.$X$18]/[.$W$18]*[.AC15]" office:value-type="float" office:value="882.845857394156" calcext:value-type="float">
            <text:p>882,85</text:p>
          </table:table-cell>
          <table:table-cell table:style-name="ce133" table:formula="of:=[.$Y$18]/[.$X$18]*[.AD15]" office:value-type="float" office:value="685.971917167176" calcext:value-type="float">
            <text:p>685,97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714.25" calcext:value-type="float">
            <text:p>-25714,25</text:p>
          </table:table-cell>
          <table:table-cell table:style-name="ce133" table:formula="of:=-[.H12]" office:value-type="float" office:value="-25714.25" calcext:value-type="float">
            <text:p>-25714,25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17361" calcext:value-type="float">
            <text:p>317361,00</text:p>
          </table:table-cell>
          <table:table-cell table:style-name="ce133" table:formula="of:=SUM([.AC6:.AC14])" office:value-type="float" office:value="67989.028898282" calcext:value-type="float">
            <text:p>67989,03</text:p>
          </table:table-cell>
          <table:table-cell table:style-name="ce133" table:formula="of:=SUM([.AD6:.AD14])" office:value-type="float" office:value="139207.576216839" calcext:value-type="float">
            <text:p>139207,58</text:p>
          </table:table-cell>
          <table:table-cell table:style-name="ce133" table:formula="of:=SUM([.AE6:.AE14])" office:value-type="float" office:value="108164.394884879" calcext:value-type="float">
            <text:p>108164,3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285.75" calcext:value-type="float">
            <text:p>48285,75</text:p>
          </table:table-cell>
          <table:table-cell table:style-name="ce133" table:formula="of:=SUM([.W13:.W16])" office:value-type="float" office:value="48285.75" calcext:value-type="float">
            <text:p>48285,75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49820" calcext:value-type="float">
            <text:p>4982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83114.25" calcext:value-type="float">
            <text:p>583114,25</text:p>
          </table:table-cell>
          <table:table-cell table:style-name="ce135" table:formula="of:=[.W12]-[.W17]" office:value-type="float" office:value="125714.25" calcext:value-type="float">
            <text:p>125714,25</text:p>
          </table:table-cell>
          <table:table-cell table:style-name="ce135" table:formula="of:=[.X12]-[.X17]" office:value-type="float" office:value="257400" calcext:value-type="float">
            <text:p>257400,00</text:p>
          </table:table-cell>
          <table:table-cell table:style-name="ce135" table:formula="of:=[.Y12]-[.Y17]" office:value-type="float" office:value="200000" calcext:value-type="float">
            <text:p>20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17361" calcext:value-type="float">
            <text:p>317361,00</text:p>
          </table:table-cell>
          <table:table-cell table:style-name="ce133" table:formula="of:=[.AC16]" office:value-type="float" office:value="67989.028898282" calcext:value-type="float">
            <text:p>67989,03</text:p>
          </table:table-cell>
          <table:table-cell table:style-name="ce133" table:formula="of:=[.AD16]" office:value-type="float" office:value="139207.576216839" calcext:value-type="float">
            <text:p>139207,58</text:p>
          </table:table-cell>
          <table:table-cell table:style-name="ce133" table:formula="of:=[.AE16]" office:value-type="float" office:value="108164.394884879" calcext:value-type="float">
            <text:p>108164,39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65753.25" calcext:value-type="float">
            <text:p>265753,25</text:p>
          </table:table-cell>
          <table:table-cell table:style-name="ce135" table:formula="of:=[.W18]-[.W20]" office:value-type="float" office:value="57725.2211017181" calcext:value-type="float">
            <text:p>57725,22</text:p>
          </table:table-cell>
          <table:table-cell table:style-name="ce135" table:formula="of:=[.X18]-[.X20]" office:value-type="float" office:value="118192.423783161" calcext:value-type="float">
            <text:p>118192,42</text:p>
          </table:table-cell>
          <table:table-cell table:style-name="ce135" table:formula="of:=[.Y18]-[.Y20]" office:value-type="float" office:value="91835.6051151211" calcext:value-type="float">
            <text:p>91835,61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34620" calcext:value-type="float">
            <text:p>33462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65361" calcext:value-type="float">
            <text:p>86536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133114.25" calcext:value-type="float">
            <text:p>1133114,25</text:p>
          </table:table-cell>
          <table:table-cell table:style-name="ce84" table:formula="of:=[.H26]-[.D26]" office:value-type="float" office:value="267753.25" calcext:value-type="float">
            <text:p>267753,25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2"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5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2000" office:value-type="float" office:value="2000" calcext:value-type="float">
            <text:p>2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2000" calcext:value-type="float">
            <text:p>2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67361" calcext:value-type="float">
            <text:p>86736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65753.25" calcext:value-type="float">
            <text:p>26575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133114.25" calcext:value-type="float">
            <text:p>1133114,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33148.25" office:value-type="float" office:value="33148.25" calcext:value-type="float">
            <text:p>33148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517350) *1.2" office:value-type="float" office:value="1223220" calcext:value-type="float">
            <text:p>12232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34620" calcext:value-type="float">
            <text:p>33462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4062" calcext:value-type="float">
            <text:p>134062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76000" calcext:value-type="float">
            <text:p>47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" calcext:value-type="float">
            <text:p>7 2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24000" calcext:value-type="float">
            <text:p>324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office:value-type="float" office:value="83380" calcext:value-type="float">
            <text:p>83380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40000" calcext:value-type="float">
            <text:p>24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2000" calcext:value-type="float">
            <text:p>220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02306.25" calcext:value-type="float" table:number-columns-spanned="2" table:number-rows-spanned="1">
            <text:p>102306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3000" calcext:value-type="float">
            <text:p>330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24200" calcext:value-type="float">
            <text:p>242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4802" calcext:value-type="float">
            <text:p>54 802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35267.0800000001" calcext:value-type="float" table:number-columns-spanned="2" table:number-rows-spanned="1">
            <text:p>-35267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6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993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1" calcext:value-type="float">
            <text:p>41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4000" calcext:value-type="float">
            <text:p>164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23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7" calcext:value-type="float">
            <text:p>87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61000" calcext:value-type="float">
            <text:p>261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4" calcext:value-type="float">
            <text:p>64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03200" calcext:value-type="float">
            <text:p>403 2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90000" calcext:value-type="float">
            <text:p>390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57200" calcext:value-type="float">
            <text:p>957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1440" calcext:value-type="float">
            <text:p>19144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57200" calcext:value-type="float">
            <text:p>957200,00</text:p>
          </table:table-cell>
          <table:table-cell table:style-name="ce133" table:formula="of:=[.H4]" office:value-type="float" office:value="164000" calcext:value-type="float">
            <text:p>164000,00</text:p>
          </table:table-cell>
          <table:table-cell table:style-name="ce133" table:formula="of:=[.H5]" office:value-type="float" office:value="403200" calcext:value-type="float">
            <text:p>403200,00</text:p>
          </table:table-cell>
          <table:table-cell table:style-name="ce134" table:formula="of:=[.H6]" office:value-type="float" office:value="390000" calcext:value-type="float">
            <text:p>390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5000" calcext:value-type="float">
            <text:p>25000,00</text:p>
          </table:table-cell>
          <table:table-cell table:style-name="ce133" table:formula="of:=[.$W$18]/[.$V$18]*[.AB6]" office:value-type="float" office:value="5084.61294072278" calcext:value-type="float">
            <text:p>5084,61</text:p>
          </table:table-cell>
          <table:table-cell table:style-name="ce133" table:formula="of:=[.$X$18]/[.$W$18]*[.AC6]" office:value-type="float" office:value="9322.09607029997" calcext:value-type="float">
            <text:p>9322,10</text:p>
          </table:table-cell>
          <table:table-cell table:style-name="ce133" table:formula="of:=[.$Y$18]/[.$X$18]*[.AD6]" office:value-type="float" office:value="10593.2909889772" calcext:value-type="float">
            <text:p>10593,29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22" calcext:value-type="float">
            <text:p>122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36000" calcext:value-type="float">
            <text:p>43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35" calcext:value-type="float">
            <text:p>135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57200" calcext:value-type="float">
            <text:p>9572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1440" calcext:value-type="float">
            <text:p>1914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5000" calcext:value-type="float">
            <text:p>35000,00</text:p>
          </table:table-cell>
          <table:table-cell table:style-name="ce133" table:formula="of:=[.$W$18]/[.$V$18]*[.AB7]" office:value-type="float" office:value="7118.4581170119" calcext:value-type="float">
            <text:p>7118,46</text:p>
          </table:table-cell>
          <table:table-cell table:style-name="ce133" table:formula="of:=[.$X$18]/[.$W$18]*[.AC7]" office:value-type="float" office:value="13050.93449842" calcext:value-type="float">
            <text:p>13050,93</text:p>
          </table:table-cell>
          <table:table-cell table:style-name="ce133" table:formula="of:=[.$Y$18]/[.$X$18]*[.AD7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7200" calcext:value-type="float">
            <text:p>87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36000" calcext:value-type="float">
            <text:p>436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61000" calcext:value-type="float">
            <text:p>261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35000" calcext:value-type="float">
            <text:p>35000,00</text:p>
          </table:table-cell>
          <table:table-cell table:style-name="ce133" table:formula="of:=[.$W$18]/[.$V$18]*[.AB8]" office:value-type="float" office:value="7118.4581170119" calcext:value-type="float">
            <text:p>7118,46</text:p>
          </table:table-cell>
          <table:table-cell table:style-name="ce133" table:formula="of:=[.$X$18]/[.$W$18]*[.AC8]" office:value-type="float" office:value="13050.93449842" calcext:value-type="float">
            <text:p>13050,93</text:p>
          </table:table-cell>
          <table:table-cell table:style-name="ce133" table:formula="of:=[.$Y$18]/[.$X$18]*[.AD8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9500" calcext:value-type="float">
            <text:p>9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61000" calcext:value-type="float">
            <text:p>261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2200" calcext:value-type="float">
            <text:p>522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94000" calcext:value-type="float">
            <text:p>-94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69000" calcext:value-type="float">
            <text:p>-69000,00</text:p>
          </table:table-cell>
          <table:table-cell table:style-name="ce134" table:formula="of:=-[.H14]" office:value-type="float" office:value="-25000" calcext:value-type="float">
            <text:p>-2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203.0710577347" calcext:value-type="float">
            <text:p>12203,07</text:p>
          </table:table-cell>
          <table:table-cell table:style-name="ce133" table:formula="of:=[.$X$18]/[.$W$18]*[.AC9]" office:value-type="float" office:value="22373.0305687199" calcext:value-type="float">
            <text:p>22373,03</text:p>
          </table:table-cell>
          <table:table-cell table:style-name="ce133" table:formula="of:=[.$Y$18]/[.$X$18]*[.AD9]" office:value-type="float" office:value="25423.8983735454" calcext:value-type="float">
            <text:p>25423,90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57200" calcext:value-type="float">
            <text:p>9572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7860" calcext:value-type="float">
            <text:p>47860,00</text:p>
          </table:table-cell>
          <table:table-cell table:style-name="ce133" table:formula="of:=[.$W$18]/[.$V$18]*[.AB10]" office:value-type="float" office:value="9733.98301371969" calcext:value-type="float">
            <text:p>9733,98</text:p>
          </table:table-cell>
          <table:table-cell table:style-name="ce133" table:formula="of:=[.$X$18]/[.$W$18]*[.AC10]" office:value-type="float" office:value="17846.2207169823" calcext:value-type="float">
            <text:p>17846,22</text:p>
          </table:table-cell>
          <table:table-cell table:style-name="ce133" table:formula="of:=[.$Y$18]/[.$X$18]*[.AD10]" office:value-type="float" office:value="20279.796269298" calcext:value-type="float">
            <text:p>20279,8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786" calcext:value-type="float">
            <text:p>4786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95000" calcext:value-type="float">
            <text:p>9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9500" calcext:value-type="float">
            <text:p>9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42000" calcext:value-type="float">
            <text:p>342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192000" calcext:value-type="float">
            <text:p>192000,00</text:p>
          </table:table-cell>
          <table:table-cell table:style-name="ce133" table:formula="of:=SUM([.Y8:.Y10])" office:value-type="float" office:value="150000" calcext:value-type="float">
            <text:p>150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338.4517628911" calcext:value-type="float">
            <text:p>20338,45</text:p>
          </table:table-cell>
          <table:table-cell table:style-name="ce133" table:formula="of:=[.$X$18]/[.$W$18]*[.AC11]" office:value-type="float" office:value="37288.3842811999" calcext:value-type="float">
            <text:p>37288,38</text:p>
          </table:table-cell>
          <table:table-cell table:style-name="ce133" table:formula="of:=[.$Y$18]/[.$X$18]*[.AD11]" office:value-type="float" office:value="42373.163955909" calcext:value-type="float">
            <text:p>42373,1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2]*[.C12]" office:value-type="float" office:value="25000" calcext:value-type="float">
            <text:p>2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07.8489" calcext:value-type="float">
            <text:p>1007,8489</text:p>
          </table:table-cell>
          <table:table-cell table:style-name="ce102" table:formula="of:=[.G12]*[.F12]" office:value-type="float" office:value="25196.2225" calcext:value-type="float">
            <text:p>25196,2225</text:p>
          </table:table-cell>
          <table:table-cell office:value-type="string" calcext:value-type="string">
            <text:p>50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15200" calcext:value-type="float">
            <text:p>615200,00</text:p>
          </table:table-cell>
          <table:table-cell table:style-name="ce135" table:formula="of:=[.W6]-[.W11]" office:value-type="float" office:value="164000" calcext:value-type="float">
            <text:p>164000,00</text:p>
          </table:table-cell>
          <table:table-cell table:style-name="ce135" table:formula="of:=[.X6]-[.X11]" office:value-type="float" office:value="211200" calcext:value-type="float">
            <text:p>211200,00</text:p>
          </table:table-cell>
          <table:table-cell table:style-name="ce135" table:formula="of:=[.Y6]-[.Y11]" office:value-type="float" office:value="240000" calcext:value-type="float">
            <text:p>24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33.84517628911" calcext:value-type="float">
            <text:p>2033,85</text:p>
          </table:table-cell>
          <table:table-cell table:style-name="ce133" table:formula="of:=[.$X$18]/[.$W$18]*[.AC12]" office:value-type="float" office:value="3728.83842811999" calcext:value-type="float">
            <text:p>3728,84</text:p>
          </table:table-cell>
          <table:table-cell table:style-name="ce133" table:formula="of:=[.$Y$18]/[.$X$18]*[.AD12]" office:value-type="float" office:value="4237.3163955909" calcext:value-type="float">
            <text:p>4237,3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3]*[.C13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69000" calcext:value-type="float">
            <text:p>69000</text:p>
          </table:table-cell>
          <table:table-cell table:style-name="ce1" office:value-type="string" calcext:value-type="string">
            <text:p>46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13000" calcext:value-type="float">
            <text:p>1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7860" calcext:value-type="float">
            <text:p>4786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786" calcext:value-type="float">
            <text:p>4786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65000" calcext:value-type="float">
            <text:p>65000,00</text:p>
          </table:table-cell>
          <table:table-cell table:style-name="ce133" table:formula="of:=[.$W$18]/[.$V$18]*[.AB13]" office:value-type="float" office:value="13219.9936458792" calcext:value-type="float">
            <text:p>13219,99</text:p>
          </table:table-cell>
          <table:table-cell table:style-name="ce133" table:formula="of:=[.$X$18]/[.$W$18]*[.AC13]" office:value-type="float" office:value="24237.4497827799" calcext:value-type="float">
            <text:p>24237,45</text:p>
          </table:table-cell>
          <table:table-cell table:style-name="ce133" table:formula="of:=[.$Y$18]/[.$X$18]*[.AD13]" office:value-type="float" office:value="27542.5565713408" calcext:value-type="float">
            <text:p>27542,5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4]*[.C14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25000" calcext:value-type="float">
            <text:p>25000</text:p>
          </table:table-cell>
          <table:table-cell table:style-name="ce1" office:value-type="string" calcext:value-type="string">
            <text:p>20 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1440" calcext:value-type="float">
            <text:p>191440</text:p>
          </table:table-cell>
          <table:table-cell table:style-name="ce88" table:formula="of:=SUM([.L5:.L13])" office:value-type="float" office:value="138166" calcext:value-type="float">
            <text:p>138166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37.10716506853" calcext:value-type="float">
            <text:p>1737,11</text:p>
          </table:table-cell>
          <table:table-cell table:style-name="ce133" table:formula="of:=[.$X$18]/[.$W$18]*[.AC14]" office:value-type="float" office:value="3184.80090145728" calcext:value-type="float">
            <text:p>3184,80</text:p>
          </table:table-cell>
          <table:table-cell table:style-name="ce133" table:formula="of:=[.$Y$18]/[.$X$18]*[.AD14]" office:value-type="float" office:value="3619.09193347419" calcext:value-type="float">
            <text:p>3619,0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95000" calcext:value-type="float">
            <text:p>9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19196.2225" calcext:value-type="float">
            <text:p>119196,22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53274" calcext:value-type="float" table:number-columns-spanned="2" table:number-rows-spanned="1">
            <text:p>53274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65000" calcext:value-type="float">
            <text:p>6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13000" calcext:value-type="float">
            <text:p>1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500" calcext:value-type="float">
            <text:p>1500,00</text:p>
          </table:table-cell>
          <table:table-cell table:style-name="ce133" table:formula="of:=[.$W$18]/[.$V$18]*[.AB15]" office:value-type="float" office:value="305.076776443367" calcext:value-type="float">
            <text:p>305,08</text:p>
          </table:table-cell>
          <table:table-cell table:style-name="ce133" table:formula="of:=[.$X$18]/[.$W$18]*[.AC15]" office:value-type="float" office:value="559.325764217998" calcext:value-type="float">
            <text:p>559,33</text:p>
          </table:table-cell>
          <table:table-cell table:style-name="ce133" table:formula="of:=[.$Y$18]/[.$X$18]*[.AD15]" office:value-type="float" office:value="635.597459338635" calcext:value-type="float">
            <text:p>635,6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196.2225" calcext:value-type="float">
            <text:p>-25196,22</text:p>
          </table:table-cell>
          <table:table-cell table:style-name="ce133" table:formula="of:=-[.H12]" office:value-type="float" office:value="-25196.2225" calcext:value-type="float">
            <text:p>-25196,22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87901" calcext:value-type="float">
            <text:p>387901,00</text:p>
          </table:table-cell>
          <table:table-cell table:style-name="ce133" table:formula="of:=SUM([.AC6:.AC14])" office:value-type="float" office:value="78587.9809963289" calcext:value-type="float">
            <text:p>78587,98</text:p>
          </table:table-cell>
          <table:table-cell table:style-name="ce133" table:formula="of:=SUM([.AD6:.AD14])" office:value-type="float" office:value="144082.689746399" calcext:value-type="float">
            <text:p>144082,69</text:p>
          </table:table-cell>
          <table:table-cell table:style-name="ce133" table:formula="of:=SUM([.AE6:.AE14])" office:value-type="float" office:value="163730.329257272" calcext:value-type="float">
            <text:p>163730,3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803.7775" calcext:value-type="float">
            <text:p>48803,78</text:p>
          </table:table-cell>
          <table:table-cell table:style-name="ce133" table:formula="of:=SUM([.W13:.W16])" office:value-type="float" office:value="48803.7775" calcext:value-type="float">
            <text:p>48803,78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35" calcext:value-type="float">
            <text:p>135</text:p>
          </table:table-cell>
          <table:table-cell table:style-name="ce102"/>
          <table:table-cell table:style-name="ce102" table:formula="of:=[.H7]*0.05" office:value-type="float" office:value="47860" calcext:value-type="float">
            <text:p>4786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66396.2225" calcext:value-type="float">
            <text:p>566396,22</text:p>
          </table:table-cell>
          <table:table-cell table:style-name="ce135" table:formula="of:=[.W12]-[.W17]" office:value-type="float" office:value="115196.2225" calcext:value-type="float">
            <text:p>115196,22</text:p>
          </table:table-cell>
          <table:table-cell table:style-name="ce135" table:formula="of:=[.X12]-[.X17]" office:value-type="float" office:value="211200" calcext:value-type="float">
            <text:p>211200,00</text:p>
          </table:table-cell>
          <table:table-cell table:style-name="ce135" table:formula="of:=[.Y12]-[.Y17]" office:value-type="float" office:value="240000" calcext:value-type="float">
            <text:p>24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87901" calcext:value-type="float">
            <text:p>387901,00</text:p>
          </table:table-cell>
          <table:table-cell table:style-name="ce133" table:formula="of:=[.AC16]" office:value-type="float" office:value="78587.9809963289" calcext:value-type="float">
            <text:p>78587,98</text:p>
          </table:table-cell>
          <table:table-cell table:style-name="ce133" table:formula="of:=[.AD16]" office:value-type="float" office:value="144082.689746399" calcext:value-type="float">
            <text:p>144082,69</text:p>
          </table:table-cell>
          <table:table-cell table:style-name="ce133" table:formula="of:=[.AE16]" office:value-type="float" office:value="163730.329257272" calcext:value-type="float">
            <text:p>163730,3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65000" calcext:value-type="float">
            <text:p>6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178495.2225" calcext:value-type="float">
            <text:p>178495,22</text:p>
          </table:table-cell>
          <table:table-cell table:style-name="ce135" table:formula="of:=[.W18]-[.W20]" office:value-type="float" office:value="36608.2415036711" calcext:value-type="float">
            <text:p>36608,24</text:p>
          </table:table-cell>
          <table:table-cell table:style-name="ce135" table:formula="of:=[.X18]-[.X20]" office:value-type="float" office:value="67117.3102536008" calcext:value-type="float">
            <text:p>67117,31</text:p>
          </table:table-cell>
          <table:table-cell table:style-name="ce135" table:formula="of:=[.Y18]-[.Y20]" office:value-type="float" office:value="76269.6707427282" calcext:value-type="float">
            <text:p>76269,6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05660" calcext:value-type="float">
            <text:p>40566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96401" calcext:value-type="float">
            <text:p>89640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76396.2225" calcext:value-type="float">
            <text:p>1076396,2225</text:p>
          </table:table-cell>
          <table:table-cell table:style-name="ce84" table:formula="of:=[.H26]-[.D26]" office:value-type="float" office:value="179995.2225" calcext:value-type="float">
            <text:p>179995,2225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6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500" office:value-type="float" office:value="1500" calcext:value-type="float">
            <text:p>15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500" calcext:value-type="float">
            <text:p>15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97901" calcext:value-type="float">
            <text:p>89790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76396.2225" calcext:value-type="float">
            <text:p>1076396,2225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1011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178495.2225" calcext:value-type="float">
            <text:p>178495,22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76396.2225" calcext:value-type="float">
            <text:p>1076396,22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76396.2225" calcext:value-type="float">
            <text:p>1076396,22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05660" calcext:value-type="float">
            <text:p>40566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8166" calcext:value-type="float">
            <text:p>138166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36000" calcext:value-type="float">
            <text:p>43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13200" calcext:value-type="float">
            <text:p>313 2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84602.25" calcext:value-type="float" table:number-columns-spanned="2" table:number-rows-spanned="1">
            <text:p>84602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2646" calcext:value-type="float">
            <text:p>52 646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78000" calcext:value-type="float">
            <text:p>7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70411.0800000001" calcext:value-type="float" table:number-columns-spanned="2" table:number-rows-spanned="1">
            <text:p>-70411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7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7" calcext:value-type="float">
            <text:p>47</text:p>
          </table:table-cell>
          <table:table-cell table:style-name="ce108" office:value-type="float" office:value="3800" calcext:value-type="float">
            <text:p>3 800,00</text:p>
          </table:table-cell>
          <table:table-cell table:style-name="ce108" table:formula="of:=[.F4]*[.G4]" office:value-type="float" office:value="178600" calcext:value-type="float">
            <text:p>178 6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4" calcext:value-type="float">
            <text:p>44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32000" calcext:value-type="float">
            <text:p>132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81" calcext:value-type="float">
            <text:p>81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510300" calcext:value-type="float">
            <text:p>510 3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2000" calcext:value-type="float">
            <text:p>12 000,00</text:p>
          </table:table-cell>
          <table:table-cell table:style-name="ce63" table:formula="of:=[.F6]*[.G6]" office:value-type="float" office:value="348000" calcext:value-type="float">
            <text:p>348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6900" calcext:value-type="float">
            <text:p>1036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7380" calcext:value-type="float">
            <text:p>2073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36900" calcext:value-type="float">
            <text:p>1036900,00</text:p>
          </table:table-cell>
          <table:table-cell table:style-name="ce133" table:formula="of:=[.H4]" office:value-type="float" office:value="178600" calcext:value-type="float">
            <text:p>178600,00</text:p>
          </table:table-cell>
          <table:table-cell table:style-name="ce133" table:formula="of:=[.H5]" office:value-type="float" office:value="510300" calcext:value-type="float">
            <text:p>510300,00</text:p>
          </table:table-cell>
          <table:table-cell table:style-name="ce134" table:formula="of:=[.H6]" office:value-type="float" office:value="348000" calcext:value-type="float">
            <text:p>348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35000" calcext:value-type="float">
            <text:p>35000,00</text:p>
          </table:table-cell>
          <table:table-cell table:style-name="ce133" table:formula="of:=[.$W$18]/[.$V$18]*[.AB6]" office:value-type="float" office:value="7276.61325967288" calcext:value-type="float">
            <text:p>7276,61</text:p>
          </table:table-cell>
          <table:table-cell table:style-name="ce133" table:formula="of:=[.$X$18]/[.$W$18]*[.AC6]" office:value-type="float" office:value="15756.8813006367" calcext:value-type="float">
            <text:p>15756,88</text:p>
          </table:table-cell>
          <table:table-cell table:style-name="ce133" table:formula="of:=[.$Y$18]/[.$X$18]*[.AD6]" office:value-type="float" office:value="11966.5054396904" calcext:value-type="float">
            <text:p>11966,51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79" calcext:value-type="float">
            <text:p>79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07000" calcext:value-type="float">
            <text:p>307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57" calcext:value-type="float">
            <text:p>157</text:p>
          </table:table-cell>
          <table:table-cell table:style-name="ce72" table:formula="of:=[.G4]+[.G5]+[.G6]" office:value-type="float" office:value="22100" calcext:value-type="float">
            <text:p>22100</text:p>
          </table:table-cell>
          <table:table-cell table:style-name="ce72" table:formula="of:=[.H4]+[.H5]+[.H6]" office:value-type="float" office:value="1036900" calcext:value-type="float">
            <text:p>10369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7380" calcext:value-type="float">
            <text:p>2073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0000" calcext:value-type="float">
            <text:p>40000,00</text:p>
          </table:table-cell>
          <table:table-cell table:style-name="ce133" table:formula="of:=[.$W$18]/[.$V$18]*[.AB7]" office:value-type="float" office:value="8316.12943962615" calcext:value-type="float">
            <text:p>8316,13</text:p>
          </table:table-cell>
          <table:table-cell table:style-name="ce133" table:formula="of:=[.$X$18]/[.$W$18]*[.AC7]" office:value-type="float" office:value="18007.8643435848" calcext:value-type="float">
            <text:p>18007,86</text:p>
          </table:table-cell>
          <table:table-cell table:style-name="ce133" table:formula="of:=[.$Y$18]/[.$X$18]*[.AD7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61400" calcext:value-type="float">
            <text:p>614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07000" calcext:value-type="float">
            <text:p>307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132000" calcext:value-type="float">
            <text:p>132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40000" calcext:value-type="float">
            <text:p>40000,00</text:p>
          </table:table-cell>
          <table:table-cell table:style-name="ce133" table:formula="of:=[.$W$18]/[.$V$18]*[.AB8]" office:value-type="float" office:value="8316.12943962615" calcext:value-type="float">
            <text:p>8316,13</text:p>
          </table:table-cell>
          <table:table-cell table:style-name="ce133" table:formula="of:=[.$X$18]/[.$W$18]*[.AC8]" office:value-type="float" office:value="18007.8643435848" calcext:value-type="float">
            <text:p>18007,86</text:p>
          </table:table-cell>
          <table:table-cell table:style-name="ce133" table:formula="of:=[.$Y$18]/[.$X$18]*[.AD8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1500" calcext:value-type="float">
            <text:p>11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132000" calcext:value-type="float">
            <text:p>132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26400" calcext:value-type="float">
            <text:p>264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81000" calcext:value-type="float">
            <text:p>8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111000" calcext:value-type="float">
            <text:p>111000,00</text:p>
          </table:table-cell>
          <table:table-cell table:style-name="ce134" table:formula="of:=-[.H14]" office:value-type="float" office:value="-30000" calcext:value-type="float">
            <text:p>-30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474.1941594392" calcext:value-type="float">
            <text:p>12474,19</text:p>
          </table:table-cell>
          <table:table-cell table:style-name="ce133" table:formula="of:=[.$X$18]/[.$W$18]*[.AC9]" office:value-type="float" office:value="27011.7965153772" calcext:value-type="float">
            <text:p>27011,80</text:p>
          </table:table-cell>
          <table:table-cell table:style-name="ce133" table:formula="of:=[.$Y$18]/[.$X$18]*[.AD9]" office:value-type="float" office:value="20514.0093251836" calcext:value-type="float">
            <text:p>20514,01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6900" calcext:value-type="float">
            <text:p>10369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1845" calcext:value-type="float">
            <text:p>51845,00</text:p>
          </table:table-cell>
          <table:table-cell table:style-name="ce133" table:formula="of:=[.$W$18]/[.$V$18]*[.AB10]" office:value-type="float" office:value="10778.7432699354" calcext:value-type="float">
            <text:p>10778,74</text:p>
          </table:table-cell>
          <table:table-cell table:style-name="ce133" table:formula="of:=[.$X$18]/[.$W$18]*[.AC10]" office:value-type="float" office:value="23340.4431723288" calcext:value-type="float">
            <text:p>23340,44</text:p>
          </table:table-cell>
          <table:table-cell table:style-name="ce133" table:formula="of:=[.$Y$18]/[.$X$18]*[.AD10]" office:value-type="float" office:value="17725.8135577357" calcext:value-type="float">
            <text:p>17725,81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84.5" calcext:value-type="float">
            <text:p>5184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15000" calcext:value-type="float">
            <text:p>1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1500" calcext:value-type="float">
            <text:p>11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88000" calcext:value-type="float">
            <text:p>388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243000" calcext:value-type="float">
            <text:p>243000,00</text:p>
          </table:table-cell>
          <table:table-cell table:style-name="ce133" table:formula="of:=SUM([.Y8:.Y10])" office:value-type="float" office:value="145000" calcext:value-type="float">
            <text:p>14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790.3235990654" calcext:value-type="float">
            <text:p>20790,32</text:p>
          </table:table-cell>
          <table:table-cell table:style-name="ce133" table:formula="of:=[.$X$18]/[.$W$18]*[.AC11]" office:value-type="float" office:value="45019.660858962" calcext:value-type="float">
            <text:p>45019,66</text:p>
          </table:table-cell>
          <table:table-cell table:style-name="ce133" table:formula="of:=[.$Y$18]/[.$X$18]*[.AD11]" office:value-type="float" office:value="34190.0155419726" calcext:value-type="float">
            <text:p>34190,0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2]*[.C12]" office:value-type="float" office:value="35000" calcext:value-type="float">
            <text:p>3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991.61" calcext:value-type="float">
            <text:p>991,61</text:p>
          </table:table-cell>
          <table:table-cell table:style-name="ce102" table:formula="of:=[.G12]*[.F12]" office:value-type="float" office:value="18840.59" calcext:value-type="float">
            <text:p>18840,59</text:p>
          </table:table-cell>
          <table:table-cell office:value-type="string" calcext:value-type="string">
            <text:p>69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48900" calcext:value-type="float">
            <text:p>648900,00</text:p>
          </table:table-cell>
          <table:table-cell table:style-name="ce135" table:formula="of:=[.W6]-[.W11]" office:value-type="float" office:value="178600" calcext:value-type="float">
            <text:p>178600,00</text:p>
          </table:table-cell>
          <table:table-cell table:style-name="ce135" table:formula="of:=[.X6]-[.X11]" office:value-type="float" office:value="267300" calcext:value-type="float">
            <text:p>267300,00</text:p>
          </table:table-cell>
          <table:table-cell table:style-name="ce135" table:formula="of:=[.Y6]-[.Y11]" office:value-type="float" office:value="203000" calcext:value-type="float">
            <text:p>203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79.03235990654" calcext:value-type="float">
            <text:p>2079,03</text:p>
          </table:table-cell>
          <table:table-cell table:style-name="ce133" table:formula="of:=[.$X$18]/[.$W$18]*[.AC12]" office:value-type="float" office:value="4501.9660858962" calcext:value-type="float">
            <text:p>4501,97</text:p>
          </table:table-cell>
          <table:table-cell table:style-name="ce133" table:formula="of:=[.$Y$18]/[.$X$18]*[.AD12]" office:value-type="float" office:value="3419.00155419726" calcext:value-type="float">
            <text:p>3419,0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3]*[.C13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37" calcext:value-type="float">
            <text:p>-37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111000" calcext:value-type="float">
            <text:p>-111000</text:p>
          </table:table-cell>
          <table:table-cell table:style-name="ce1" office:value-type="string" calcext:value-type="string">
            <text:p>9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845" calcext:value-type="float">
            <text:p>5184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84.5" calcext:value-type="float">
            <text:p>5184,5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118.54853985981" calcext:value-type="float">
            <text:p>3118,55</text:p>
          </table:table-cell>
          <table:table-cell table:style-name="ce133" table:formula="of:=[.$X$18]/[.$W$18]*[.AC13]" office:value-type="float" office:value="6752.9491288443" calcext:value-type="float">
            <text:p>6752,95</text:p>
          </table:table-cell>
          <table:table-cell table:style-name="ce133" table:formula="of:=[.$Y$18]/[.$X$18]*[.AD13]" office:value-type="float" office:value="5128.5023312959" calcext:value-type="float">
            <text:p>5128,5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4]*[.C14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30000" calcext:value-type="float">
            <text:p>30000</text:p>
          </table:table-cell>
          <table:table-cell table:style-name="ce1" office:value-type="string" calcext:value-type="string">
            <text:p>26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7380" calcext:value-type="float">
            <text:p>207380</text:p>
          </table:table-cell>
          <table:table-cell table:style-name="ce88" table:formula="of:=SUM([.L5:.L13])" office:value-type="float" office:value="104764.5" calcext:value-type="float">
            <text:p>104764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75.70153859617" calcext:value-type="float">
            <text:p>1775,70</text:p>
          </table:table-cell>
          <table:table-cell table:style-name="ce133" table:formula="of:=[.$X$18]/[.$W$18]*[.AC14]" office:value-type="float" office:value="3845.12923396394" calcext:value-type="float">
            <text:p>3845,13</text:p>
          </table:table-cell>
          <table:table-cell table:style-name="ce133" table:formula="of:=[.$Y$18]/[.$X$18]*[.AD14]" office:value-type="float" office:value="2920.16922743988" calcext:value-type="float">
            <text:p>2920,17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15000" calcext:value-type="float">
            <text:p>11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62159.41" calcext:value-type="float">
            <text:p>-62159,41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102615.5" calcext:value-type="float" table:number-columns-spanned="2" table:number-rows-spanned="1">
            <text:p>102615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000" calcext:value-type="float">
            <text:p>1000,00</text:p>
          </table:table-cell>
          <table:table-cell table:style-name="ce133" table:formula="of:=[.$W$18]/[.$V$18]*[.AB15]" office:value-type="float" office:value="207.903235990654" calcext:value-type="float">
            <text:p>207,90</text:p>
          </table:table-cell>
          <table:table-cell table:style-name="ce133" table:formula="of:=[.$X$18]/[.$W$18]*[.AC15]" office:value-type="float" office:value="450.19660858962" calcext:value-type="float">
            <text:p>450,20</text:p>
          </table:table-cell>
          <table:table-cell table:style-name="ce133" table:formula="of:=[.$Y$18]/[.$X$18]*[.AD15]" office:value-type="float" office:value="341.900155419726" calcext:value-type="float">
            <text:p>341,9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18840.59" calcext:value-type="float">
            <text:p>-18840,59</text:p>
          </table:table-cell>
          <table:table-cell table:style-name="ce133" table:formula="of:=-[.H12]" office:value-type="float" office:value="-18840.59" calcext:value-type="float">
            <text:p>-18840,59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61386" calcext:value-type="float">
            <text:p>361386,00</text:p>
          </table:table-cell>
          <table:table-cell table:style-name="ce133" table:formula="of:=SUM([.AC6:.AC14])" office:value-type="float" office:value="74925.4156057278" calcext:value-type="float">
            <text:p>74925,42</text:p>
          </table:table-cell>
          <table:table-cell table:style-name="ce133" table:formula="of:=SUM([.AD6:.AD14])" office:value-type="float" office:value="162244.554983179" calcext:value-type="float">
            <text:p>162244,55</text:p>
          </table:table-cell>
          <table:table-cell table:style-name="ce133" table:formula="of:=SUM([.AE6:.AE14])" office:value-type="float" office:value="123216.029411093" calcext:value-type="float">
            <text:p>123216,0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55159.41" calcext:value-type="float">
            <text:p>55159,41</text:p>
          </table:table-cell>
          <table:table-cell table:style-name="ce133" table:formula="of:=SUM([.W13:.W16])" office:value-type="float" office:value="55159.41" calcext:value-type="float">
            <text:p>55159,41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57" calcext:value-type="float">
            <text:p>157</text:p>
          </table:table-cell>
          <table:table-cell table:style-name="ce102"/>
          <table:table-cell table:style-name="ce102" table:formula="of:=[.H7]*0.05" office:value-type="float" office:value="51845" calcext:value-type="float">
            <text:p>5184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93740.59" calcext:value-type="float">
            <text:p>593740,59</text:p>
          </table:table-cell>
          <table:table-cell table:style-name="ce135" table:formula="of:=[.W12]-[.W17]" office:value-type="float" office:value="123440.59" calcext:value-type="float">
            <text:p>123440,59</text:p>
          </table:table-cell>
          <table:table-cell table:style-name="ce135" table:formula="of:=[.X12]-[.X17]" office:value-type="float" office:value="267300" calcext:value-type="float">
            <text:p>267300,00</text:p>
          </table:table-cell>
          <table:table-cell table:style-name="ce135" table:formula="of:=[.Y12]-[.Y17]" office:value-type="float" office:value="203000" calcext:value-type="float">
            <text:p>203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61386" calcext:value-type="float">
            <text:p>361386,00</text:p>
          </table:table-cell>
          <table:table-cell table:style-name="ce133" table:formula="of:=[.AC16]" office:value-type="float" office:value="74925.4156057278" calcext:value-type="float">
            <text:p>74925,42</text:p>
          </table:table-cell>
          <table:table-cell table:style-name="ce133" table:formula="of:=[.AD16]" office:value-type="float" office:value="162244.554983179" calcext:value-type="float">
            <text:p>162244,55</text:p>
          </table:table-cell>
          <table:table-cell table:style-name="ce133" table:formula="of:=[.AE16]" office:value-type="float" office:value="123216.029411093" calcext:value-type="float">
            <text:p>123216,0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32354.59" calcext:value-type="float">
            <text:p>232354,59</text:p>
          </table:table-cell>
          <table:table-cell table:style-name="ce135" table:formula="of:=[.W18]-[.W20]" office:value-type="float" office:value="48515.1743942722" calcext:value-type="float">
            <text:p>48515,17</text:p>
          </table:table-cell>
          <table:table-cell table:style-name="ce135" table:formula="of:=[.X18]-[.X20]" office:value-type="float" office:value="105055.445016821" calcext:value-type="float">
            <text:p>105055,45</text:p>
          </table:table-cell>
          <table:table-cell table:style-name="ce135" table:formula="of:=[.Y18]-[.Y20]" office:value-type="float" office:value="79783.9705889065" calcext:value-type="float">
            <text:p>79783,9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79645" calcext:value-type="float">
            <text:p>379645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741386" calcext:value-type="float">
            <text:p>741386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974740.59" calcext:value-type="float">
            <text:p>974740,59</text:p>
          </table:table-cell>
          <table:table-cell table:style-name="ce84" table:formula="of:=[.H26]-[.D26]" office:value-type="float" office:value="233354.59" calcext:value-type="float">
            <text:p>233354,59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000" office:value-type="float" office:value="1000" calcext:value-type="float">
            <text:p>1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000" calcext:value-type="float">
            <text:p>1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32354.59" calcext:value-type="float">
            <text:p>232354,59</text:p>
          </table:table-cell>
          <table:table-cell/>
          <table:table-cell table:style-name="ce1" table:number-columns-repeated="9"/>
          <table:table-cell table:number-columns-repeated="6"/>
          <table:table-cell table:style-name="ce161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62"/>
          <table:table-cell table:style-name="ce164" table:number-columns-spanned="7" table:number-rows-spanned="1"/>
          <table:covered-table-cell table:number-columns-repeated="4" table:style-name="ce162"/>
          <table:covered-table-cell table:number-columns-repeated="2" table:style-name="ce161"/>
          <table:table-cell table:style-name="ce161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62"/>
          <table:table-cell table:style-name="ce165" table:number-columns-spanned="2" table:number-rows-spanned="1"/>
          <table:covered-table-cell table:style-name="ce168"/>
          <table:table-cell table:style-name="ce168" table:number-columns-repeated="3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</text:p>
          </table:table-cell>
          <table:table-cell table:style-name="ce150" table:formula="of:=[.W33]+[.X33]+[.Y33]" office:value-type="float" office:value="1036900" calcext:value-type="float">
            <text:p>1 036 900,00</text:p>
          </table:table-cell>
          <table:table-cell table:style-name="ce150" table:formula="of:=[.H4]" office:value-type="float" office:value="178600" calcext:value-type="float">
            <text:p>178 600,00</text:p>
          </table:table-cell>
          <table:table-cell table:style-name="ce150" table:formula="of:=[.H5]" office:value-type="float" office:value="510300" calcext:value-type="float">
            <text:p>510 300,00</text:p>
          </table:table-cell>
          <table:table-cell table:style-name="ce151" table:formula="of:=[.H6]" office:value-type="float" office:value="348000" calcext:value-type="float">
            <text:p>348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1"/>
          <table:table-cell table:style-name="ce150" table:number-columns-repeated="2"/>
          <table:table-cell table:style-name="ce151"/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32354.59" calcext:value-type="float">
            <text:p>232354,59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 Marchandise</text:p>
          </table:table-cell>
          <table:table-cell table:style-name="ce150" table:formula="of:=SUM([.W35:.Y35])" office:value-type="float" office:value="307000" calcext:value-type="float">
            <text:p>307 000,00</text:p>
          </table:table-cell>
          <table:table-cell table:style-name="ce150" table:formula="of:=[.D4]" office:value-type="float" office:value="0" calcext:value-type="float">
            <text:p>0,00</text:p>
          </table:table-cell>
          <table:table-cell table:style-name="ce150" table:formula="of:=[.D5]" office:value-type="float" office:value="132000" calcext:value-type="float">
            <text:p>132 000,00</text:p>
          </table:table-cell>
          <table:table-cell table:style-name="ce151" table:formula="of:=[.D6]" office:value-type="float" office:value="175000" calcext:value-type="float">
            <text:p>175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42386" calcext:value-type="float">
            <text:p>74238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974740.59" calcext:value-type="float">
            <text:p>974740,59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 de stock Marchandises</text:p>
          </table:table-cell>
          <table:table-cell table:style-name="ce150" table:formula="of:=SUM([.W36:.Y36])" office:value-type="float" office:value="62159.02" calcext:value-type="float">
            <text:p>62 159,02</text:p>
          </table:table-cell>
          <table:table-cell table:style-name="ce150" table:formula="of:=-18840.98" office:value-type="float" office:value="-18840.98" calcext:value-type="float">
            <text:p>-18 840,98</text:p>
          </table:table-cell>
          <table:table-cell table:style-name="ce150" table:formula="of:=-[.H13]" office:value-type="float" office:value="111000" calcext:value-type="float">
            <text:p>111 000,00</text:p>
          </table:table-cell>
          <table:table-cell table:style-name="ce151" table:formula="of:=-[.H14]" office:value-type="float" office:value="-30000" calcext:value-type="float">
            <text:p>-30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32354.59" calcext:value-type="float">
            <text:p>232354,5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50" table:formula="of:=SUM([.W37:.Y37])" office:value-type="float" office:value="0" calcext:value-type="float">
            <text:p>0,00</text:p>
          </table:table-cell>
          <table:table-cell table:style-name="ce150" table:number-columns-repeated="2"/>
          <table:table-cell table:style-name="ce151"/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974740.59" calcext:value-type="float">
            <text:p>974740,59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974740.59" calcext:value-type="float">
            <text:p>974740,59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2" table:formula="of:=SUM([.W38:.Y38])" office:value-type="float" office:value="369159.02" calcext:value-type="float">
            <text:p>369 159,02</text:p>
          </table:table-cell>
          <table:table-cell table:style-name="ce152" table:formula="of:=SUM([.W35:.W37])" office:value-type="float" office:value="-18840.98" calcext:value-type="float">
            <text:p>-18 840,98</text:p>
          </table:table-cell>
          <table:table-cell table:style-name="ce152" table:formula="of:=SUM([.X35:.X37])" office:value-type="float" office:value="243000" calcext:value-type="float">
            <text:p>243 000,00</text:p>
          </table:table-cell>
          <table:table-cell table:style-name="ce152" table:formula="of:=SUM([.Y35:.Y37])" office:value-type="float" office:value="145000" calcext:value-type="float">
            <text:p>145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3" table:formula="of:=[.V33]-[.V38]" office:value-type="float" office:value="667740.98" calcext:value-type="float">
            <text:p>667 740,98</text:p>
          </table:table-cell>
          <table:table-cell table:style-name="ce153" table:formula="of:=[.W33]-[.W38]" office:value-type="float" office:value="197440.98" calcext:value-type="float">
            <text:p>197 440,98</text:p>
          </table:table-cell>
          <table:table-cell table:style-name="ce153" table:formula="of:=[.X33]-[.X38]" office:value-type="float" office:value="267300" calcext:value-type="float">
            <text:p>267 300,00</text:p>
          </table:table-cell>
          <table:table-cell table:style-name="ce153" table:formula="of:=[.Y33]-[.Y38]" office:value-type="float" office:value="203000" calcext:value-type="float">
            <text:p>203 000,00</text:p>
          </table:table-cell>
          <table:table-cell table:style-name="ce162"/>
          <table:table-cell table:style-name="ce167" office:value-type="string" calcext:value-type="string">
            <text:p>ROUSSEAU - FERLICOT</text:p>
          </table:table-cell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50" table:formula="of:=SUM([.W40:.Y40])" office:value-type="float" office:value="0" calcext:value-type="float">
            <text:p>0,00</text:p>
          </table:table-cell>
          <table:table-cell table:style-name="ce150" table:number-columns-repeated="3"/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 Matières Premières</text:p>
          </table:table-cell>
          <table:table-cell table:style-name="ce150" table:formula="of:=[.W41]" office:value-type="float" office:value="49000" calcext:value-type="float">
            <text:p>49 000,00</text:p>
          </table:table-cell>
          <table:table-cell table:style-name="ce150" table:formula="of:=[.D9]" office:value-type="float" office:value="49000" calcext:value-type="float">
            <text:p>49 00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 premières</text:p>
          </table:table-cell>
          <table:table-cell table:style-name="ce150" table:formula="of:=[.W42]" office:value-type="float" office:value="-2800" calcext:value-type="float">
            <text:p>-2 800,00</text:p>
          </table:table-cell>
          <table:table-cell table:style-name="ce150" table:formula="of:=[.D10]" office:value-type="float" office:value="-2800" calcext:value-type="float">
            <text:p>-2 80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79645" calcext:value-type="float">
            <text:p>379645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ut variable de production</text:p>
          </table:table-cell>
          <table:table-cell table:style-name="ce150" table:formula="of:=SUM([.W43:.Y43])" office:value-type="float" office:value="19800" calcext:value-type="float">
            <text:p>19 800,00</text:p>
          </table:table-cell>
          <table:table-cell table:style-name="ce150" table:formula="of:=19800" office:value-type="float" office:value="19800" calcext:value-type="float">
            <text:p>19 80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04764.5" calcext:value-type="float">
            <text:p>104764,5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2" table:formula="of:=[.W44]" office:value-type="float" office:value="66000" calcext:value-type="float">
            <text:p>66 000,00</text:p>
          </table:table-cell>
          <table:table-cell table:style-name="ce152" table:formula="of:=SUM([.W41:.W43])" office:value-type="float" office:value="66000" calcext:value-type="float">
            <text:p>66 000,00</text:p>
          </table:table-cell>
          <table:table-cell table:style-name="ce152" table:formula="of:=SUM([.X41:.X42])" office:value-type="float" office:value="0" calcext:value-type="float">
            <text:p>0,00</text:p>
          </table:table-cell>
          <table:table-cell table:style-name="ce152" table:formula="of:=SUM([.Y41:.Y42])" office:value-type="float" office:value="0" calcext:value-type="float">
            <text:p>0,00</text:p>
          </table:table-cell>
          <table:table-cell table:style-name="ce162" table:number-columns-repeated="6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3" table:formula="of:=SUM([.W45:.Y45])" office:value-type="float" office:value="601740.98" calcext:value-type="float">
            <text:p>601 740,98</text:p>
          </table:table-cell>
          <table:table-cell table:style-name="ce153" table:formula="of:=[.W39]-[.W44]" office:value-type="float" office:value="131440.98" calcext:value-type="float">
            <text:p>131 440,98</text:p>
          </table:table-cell>
          <table:table-cell table:style-name="ce153" table:formula="of:=[.X39]-[.X44]" office:value-type="float" office:value="267300" calcext:value-type="float">
            <text:p>267 300,00</text:p>
          </table:table-cell>
          <table:table-cell table:style-name="ce153" table:formula="of:=[.Y39]-[.Y44]" office:value-type="float" office:value="203000" calcext:value-type="float">
            <text:p>203 000,00</text:p>
          </table:table-cell>
          <table:table-cell table:style-name="ce162" table:number-columns-repeated="6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07000" calcext:value-type="float">
            <text:p>307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50" table:number-columns-repeated="4"/>
          <table:table-cell table:style-name="ce162"/>
          <table:table-cell table:style-name="ce165" table:number-columns-spanned="5" table:number-rows-spanned="1"/>
          <table:covered-table-cell table:number-columns-repeated="4" table:style-name="ce162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50" table:formula="of:=[.D18]" office:value-type="float" office:value="51845" calcext:value-type="float">
            <text:p>51 845,00</text:p>
          </table:table-cell>
          <table:table-cell table:style-name="ce150" table:formula="of:=[.W45]/[.$V45]*[.V47]" office:value-type="float" office:value="11324.7357826618" calcext:value-type="float">
            <text:p>11 324,74</text:p>
          </table:table-cell>
          <table:table-cell table:style-name="ce150" table:formula="of:=[.X45]/[.V45]*[.V47]" office:value-type="float" office:value="23030.1225287997" calcext:value-type="float">
            <text:p>23 030,12</text:p>
          </table:table-cell>
          <table:table-cell table:style-name="ce150" table:formula="of:=[.Y45]/[.V45]*[.V47]" office:value-type="float" office:value="17490.1416885385" calcext:value-type="float">
            <text:p>17 490,14</text:p>
          </table:table-cell>
          <table:table-cell table:style-name="ce163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ce162"/>
          <table:table-cell table:style-name="ce162" table:number-columns-repeated="3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158400" calcext:value-type="float">
            <text:p>158 400,00</text:p>
          </table:table-cell>
          <table:table-cell table:number-columns-repeated="12"/>
          <table:table-cell table:style-name="ce122"/>
          <table:table-cell table:style-name="ce124"/>
          <table:table-cell table:style-name="ce150" table:number-columns-repeated="4"/>
          <table:table-cell table:style-name="ce162" table:number-columns-repeated="6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2" table:formula="of:=SUM([.W49:.Y49])" office:value-type="float" office:value="51845" calcext:value-type="float">
            <text:p>51 845,00</text:p>
          </table:table-cell>
          <table:table-cell table:style-name="ce152" table:formula="of:=SUM([.W47:.W48])" office:value-type="float" office:value="11324.7357826618" calcext:value-type="float">
            <text:p>11 324,74</text:p>
          </table:table-cell>
          <table:table-cell table:style-name="ce152" table:formula="of:=SUM([.X47:.X48])" office:value-type="float" office:value="23030.1225287997" calcext:value-type="float">
            <text:p>23 030,12</text:p>
          </table:table-cell>
          <table:table-cell table:style-name="ce152" table:formula="of:=SUM([.Y47:.Y48])" office:value-type="float" office:value="17490.1416885385" calcext:value-type="float">
            <text:p>17 490,14</text:p>
          </table:table-cell>
          <table:table-cell table:style-name="ce161" table:number-columns-repeated="3"/>
          <table:table-cell table:style-name="ce162" table:number-columns-repeated="3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38500" calcext:value-type="float">
            <text:p>385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3" table:formula="of:=[.V45]-[.V49]" office:value-type="float" office:value="549895.98" calcext:value-type="float">
            <text:p>549 895,98</text:p>
          </table:table-cell>
          <table:table-cell table:style-name="ce153" table:formula="of:=[.W45]-[.W49]" office:value-type="float" office:value="120116.244217338" calcext:value-type="float">
            <text:p>120 116,24</text:p>
          </table:table-cell>
          <table:table-cell table:style-name="ce153" table:formula="of:=[.X45]-[.X49]" office:value-type="float" office:value="244269.8774712" calcext:value-type="float">
            <text:p>244 269,88</text:p>
          </table:table-cell>
          <table:table-cell table:style-name="ce153" table:formula="of:=[.Y45]-[.Y49]" office:value-type="float" office:value="185509.858311462" calcext:value-type="float">
            <text:p>185 509,86</text:p>
          </table:table-cell>
          <table:table-cell table:style-name="ce161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273018.75" calcext:value-type="float" table:number-columns-spanned="2" table:number-rows-spanned="1">
            <text:p>27301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4000" calcext:value-type="float">
            <text:p>440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50" table:formula="of:=[.D17]" office:value-type="float" office:value="60000" calcext:value-type="float">
            <text:p>60 000,00</text:p>
          </table:table-cell>
          <table:table-cell table:style-name="ce150" table:formula="of:=[.W45]/[.V45]*[.V51]" office:value-type="float" office:value="13106.06899334" calcext:value-type="float">
            <text:p>13 106,07</text:p>
          </table:table-cell>
          <table:table-cell table:style-name="ce150" table:formula="of:=[.X45]/[.V45]*[.V51]" office:value-type="float" office:value="26652.6637424627" calcext:value-type="float">
            <text:p>26 652,66</text:p>
          </table:table-cell>
          <table:table-cell table:style-name="ce150" table:formula="of:=[.Y45]/[.V45]*[.V51]" office:value-type="float" office:value="20241.2672641973" calcext:value-type="float">
            <text:p>20 241,27</text:p>
          </table:table-cell>
          <table:table-cell table:style-name="ce163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Default"/>
          <table:table-cell table:style-name="ce161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44000" calcext:value-type="float">
            <text:p>44000</text:p>
          </table:table-cell>
          <table:table-cell table:number-columns-repeated="13"/>
          <table:table-cell table:style-name="ce124"/>
          <table:table-cell table:style-name="ce150" table:number-columns-repeated="4"/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4" table:formula="of:=[.V49]+[.V44]+[.V38]+[.V51]" office:value-type="float" office:value="547004.02" calcext:value-type="float">
            <text:p>547 004,02</text:p>
          </table:table-cell>
          <table:table-cell table:style-name="ce154" table:formula="of:=[.W49]+[.W44]+[.W38]+[.W51]" office:value-type="float" office:value="71589.8247760018" calcext:value-type="float">
            <text:p>71 589,82</text:p>
          </table:table-cell>
          <table:table-cell table:style-name="ce154" table:formula="of:=[.X49]+[.X44]+[.X38]+[.X51]" office:value-type="float" office:value="292682.786271262" calcext:value-type="float">
            <text:p>292 682,79</text:p>
          </table:table-cell>
          <table:table-cell table:style-name="ce154" table:formula="of:=[.Y49]+[.Y44]+[.Y38]+[.Y51]" office:value-type="float" office:value="182731.408952736" calcext:value-type="float">
            <text:p>182 731,41</text:p>
          </table:table-cell>
          <table:table-cell table:style-name="ce1"/>
          <table:table-cell table:style-name="ce161" table:number-columns-repeated="8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7029.5" calcext:value-type="float">
            <text:p>57 029,5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3" table:formula="of:=[.V33]-[.V53]" office:value-type="float" office:value="489895.98" calcext:value-type="float">
            <text:p>489 895,98</text:p>
          </table:table-cell>
          <table:table-cell table:style-name="ce153" table:formula="of:=[.W33]-[.W53]" office:value-type="float" office:value="107010.175223998" calcext:value-type="float">
            <text:p>107 010,18</text:p>
          </table:table-cell>
          <table:table-cell table:style-name="ce153" table:formula="of:=[.X33]-[.X53]" office:value-type="float" office:value="217617.213728738" calcext:value-type="float">
            <text:p>217 617,21</text:p>
          </table:table-cell>
          <table:table-cell table:style-name="ce153" table:formula="of:=[.Y33]-[.Y53]" office:value-type="float" office:value="165268.591047264" calcext:value-type="float">
            <text:p>165 268,59</text:p>
          </table:table-cell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5" table:number-columns-repeated="4"/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1" office:value-type="string" calcext:value-type="string">
            <text:p>Cout fixe de production</text:p>
          </table:table-cell>
          <table:table-cell table:style-name="ce156" table:formula="of:=SUM([.W56:.Y56])" office:value-type="float" office:value="8000" calcext:value-type="float">
            <text:p>8 000,00</text:p>
          </table:table-cell>
          <table:table-cell table:style-name="ce156" table:formula="of:=8000" office:value-type="float" office:value="8000" calcext:value-type="float">
            <text:p>8 000,00</text:p>
          </table:table-cell>
          <table:table-cell table:style-name="ce156" table:formula="of:=0" office:value-type="float" office:value="0" calcext:value-type="float">
            <text:p>0,00</text:p>
          </table:table-cell>
          <table:table-cell table:style-name="ce156" table:formula="of:=0" office:value-type="float" office:value="0" calcext:value-type="float">
            <text:p>0,00</text:p>
          </table:table-cell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1" office:value-type="string" calcext:value-type="string">
            <text:p>Pub</text:p>
          </table:table-cell>
          <table:table-cell table:style-name="ce156" table:formula="of:=SUM([.W57:.Y57])" office:value-type="float" office:value="115000" calcext:value-type="float">
            <text:p>115 000,00</text:p>
          </table:table-cell>
          <table:table-cell table:style-name="ce156" table:formula="of:=[.D12]" office:value-type="float" office:value="35000" calcext:value-type="float">
            <text:p>35 000,00</text:p>
          </table:table-cell>
          <table:table-cell table:style-name="ce156" table:formula="of:=[.D13]" office:value-type="float" office:value="40000" calcext:value-type="float">
            <text:p>40 000,00</text:p>
          </table:table-cell>
          <table:table-cell table:style-name="ce156" table:formula="of:=[.D14]" office:value-type="float" office:value="40000" calcext:value-type="float">
            <text:p>40 000,00</text:p>
          </table:table-cell>
          <table:table-cell table:number-columns-repeated="3"/>
          <table:table-cell table:style-name="ce161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1" office:value-type="string" calcext:value-type="string">
            <text:p>Autre charge d'exploitations</text:p>
          </table:table-cell>
          <table:table-cell table:style-name="ce156" table:formula="of:=[.D20]" office:value-type="float" office:value="100000" calcext:value-type="float">
            <text:p>100 000,00</text:p>
          </table:table-cell>
          <table:table-cell table:style-name="ce156" table:formula="of:=[.W$45]/[.$V$45]*[.$V58]" office:value-type="float" office:value="21843.4483222333" calcext:value-type="float">
            <text:p>21 843,45</text:p>
          </table:table-cell>
          <table:table-cell table:style-name="ce156" table:formula="of:=[.X$45]/[.$V$45]*[.$V58]" office:value-type="float" office:value="44421.1062374379" calcext:value-type="float">
            <text:p>44 421,11</text:p>
          </table:table-cell>
          <table:table-cell table:style-name="ce156" table:formula="of:=[.Y$45]/[.$V$45]*[.$V58]" office:value-type="float" office:value="33735.4454403288" calcext:value-type="float">
            <text:p>33 735,45</text:p>
          </table:table-cell>
          <table:table-cell table:style-name="ce163" office:value-type="string" calcext:value-type="string" table:number-columns-spanned="3" table:number-rows-spanned="5">
            <text:p>Répartition suivant le M.C.V. sur production</text:p>
          </table:table-cell>
          <table:covered-table-cell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1" office:value-type="string" calcext:value-type="string">
            <text:p>Compta simple</text:p>
          </table:table-cell>
          <table:table-cell table:style-name="ce156" table:formula="of:=[.D21]" office:value-type="float" office:value="10000" calcext:value-type="float">
            <text:p>10 000,00</text:p>
          </table:table-cell>
          <table:table-cell table:style-name="ce156" table:formula="of:=[.W$45]/[.$V$45]*[.$V59]" office:value-type="float" office:value="2184.34483222333" calcext:value-type="float">
            <text:p>2 184,34</text:p>
          </table:table-cell>
          <table:table-cell table:style-name="ce156" table:formula="of:=[.X$45]/[.$V$45]*[.$V59]" office:value-type="float" office:value="4442.11062374379" calcext:value-type="float">
            <text:p>4 442,11</text:p>
          </table:table-cell>
          <table:table-cell table:style-name="ce156" table:formula="of:=[.Y$45]/[.$V$45]*[.$V59]" office:value-type="float" office:value="3373.54454403288" calcext:value-type="float">
            <text:p>3 373,54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1" office:value-type="string" calcext:value-type="string">
            <text:p>Assurances</text:p>
          </table:table-cell>
          <table:table-cell table:style-name="ce156" table:formula="of:=[.D22]" office:value-type="float" office:value="15000" calcext:value-type="float">
            <text:p>15 000,00</text:p>
          </table:table-cell>
          <table:table-cell table:style-name="ce156" table:formula="of:=[.W$45]/[.$V$45]*[.$V60]" office:value-type="float" office:value="3276.51724833499" calcext:value-type="float">
            <text:p>3 276,52</text:p>
          </table:table-cell>
          <table:table-cell table:style-name="ce156" table:formula="of:=[.X$45]/[.$V$45]*[.$V60]" office:value-type="float" office:value="6663.16593561569" calcext:value-type="float">
            <text:p>6 663,17</text:p>
          </table:table-cell>
          <table:table-cell table:style-name="ce156" table:formula="of:=[.Y$45]/[.$V$45]*[.$V60]" office:value-type="float" office:value="5060.31681604932" calcext:value-type="float">
            <text:p>5 060,32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1" office:value-type="string" calcext:value-type="string">
            <text:p>Dotation aux amortissements</text:p>
          </table:table-cell>
          <table:table-cell table:style-name="ce156" table:formula="of:=[.D23]" office:value-type="float" office:value="8541" calcext:value-type="float">
            <text:p>8 541,00</text:p>
          </table:table-cell>
          <table:table-cell table:style-name="ce156" table:formula="of:=[.W$45]/[.$V$45]*[.$V61]" office:value-type="float" office:value="1865.64892120194" calcext:value-type="float">
            <text:p>1 865,65</text:p>
          </table:table-cell>
          <table:table-cell table:style-name="ce156" table:formula="of:=[.X$45]/[.$V$45]*[.$V61]" office:value-type="float" office:value="3794.00668373957" calcext:value-type="float">
            <text:p>3 794,01</text:p>
          </table:table-cell>
          <table:table-cell table:style-name="ce156" table:formula="of:=[.Y$45]/[.$V$45]*[.$V61]" office:value-type="float" office:value="2881.34439505848" calcext:value-type="float">
            <text:p>2 881,34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118005.42" calcext:value-type="float" table:number-columns-spanned="2" table:number-rows-spanned="1">
            <text:p>118005,42</text:p>
          </table:table-cell>
          <table:covered-table-cell table:style-name="ce119"/>
          <table:table-cell table:number-columns-repeated="13"/>
          <table:table-cell table:style-name="ce141" office:value-type="string" calcext:value-type="string">
            <text:p>Intérêts</text:p>
          </table:table-cell>
          <table:table-cell table:style-name="ce156" table:formula="of:=[.D29]" office:value-type="float" office:value="1000" calcext:value-type="float">
            <text:p>1 000,00</text:p>
          </table:table-cell>
          <table:table-cell table:style-name="ce156" table:formula="of:=[.W$45]/[.$V$45]*[.$V62]" office:value-type="float" office:value="218.434483222333" calcext:value-type="float">
            <text:p>218,43</text:p>
          </table:table-cell>
          <table:table-cell table:style-name="ce156" table:formula="of:=[.X$45]/[.$V$45]*[.$V62]" office:value-type="float" office:value="444.211062374379" calcext:value-type="float">
            <text:p>444,21</text:p>
          </table:table-cell>
          <table:table-cell table:style-name="ce156" table:formula="of:=[.Y$45]/[.$V$45]*[.$V62]" office:value-type="float" office:value="337.354454403288" calcext:value-type="float">
            <text:p>337,35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7" table:formula="of:=SUM([.V56:.V62])" office:value-type="float" office:value="257541" calcext:value-type="float">
            <text:p>257 541,00</text:p>
          </table:table-cell>
          <table:table-cell table:style-name="ce157" table:formula="of:=SUM([.W56:.W62])" office:value-type="float" office:value="72388.3938072158" calcext:value-type="float">
            <text:p>72 388,39</text:p>
          </table:table-cell>
          <table:table-cell table:style-name="ce157" table:formula="of:=SUM([.X56:.X62])" office:value-type="float" office:value="99764.6005429113" calcext:value-type="float">
            <text:p>99 764,60</text:p>
          </table:table-cell>
          <table:table-cell table:style-name="ce157" table:formula="of:=SUM([.Y56:.Y62])" office:value-type="float" office:value="85388.0056498728" calcext:value-type="float">
            <text:p>85 388,01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8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7" office:value-type="string" calcext:value-type="string">
            <text:p>Résultat Courrant</text:p>
          </table:table-cell>
          <table:table-cell table:style-name="ce157" table:formula="of:=[.V54]-[.V63]" office:value-type="float" office:value="232354.98" calcext:value-type="float">
            <text:p>232 354,98</text:p>
          </table:table-cell>
          <table:table-cell table:style-name="ce157" table:formula="of:=[.W54]-[.W63]" office:value-type="float" office:value="34621.7814167824" calcext:value-type="float">
            <text:p>34 621,78</text:p>
          </table:table-cell>
          <table:table-cell table:style-name="ce157" table:formula="of:=[.X54]-[.X63]" office:value-type="float" office:value="117852.613185826" calcext:value-type="float">
            <text:p>117 852,61</text:p>
          </table:table-cell>
          <table:table-cell table:style-name="ce157" table:formula="of:=[.Y54]-[.Y63]" office:value-type="float" office:value="79880.5853973914" calcext:value-type="float">
            <text:p>79 880,59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% du CA</text:p>
          </table:table-cell>
          <table:table-cell table:style-name="ce159" table:formula="of:=100/[.V33]*[.V65]/100" office:value-type="percentage" office:value="0.224086199247758" calcext:value-type="percentage">
            <text:p>22,41%</text:p>
          </table:table-cell>
          <table:table-cell table:style-name="ce159" table:formula="of:=100/[.W33]*[.W65]/100" office:value-type="percentage" office:value="0.193850959780416" calcext:value-type="percentage">
            <text:p>19,39%</text:p>
          </table:table-cell>
          <table:table-cell table:style-name="ce159" table:formula="of:=100/[.X33]*[.X65]/100" office:value-type="percentage" office:value="0.230947703675928" calcext:value-type="percentage">
            <text:p>23,09%</text:p>
          </table:table-cell>
          <table:table-cell table:style-name="ce159" table:formula="of:=100/[.Y33]*[.Y65]/100" office:value-type="percentage" office:value="0.22954191206147" calcext:value-type="percentage">
            <text:p>22,95%</text:p>
          </table:table-cell>
          <table:table-cell table:style-name="ce1" table:number-columns-repeated="3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5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9" office:value-type="string" calcext:value-type="string">
            <text:p>Seuil de rentabilité </text:p>
          </table:table-cell>
          <table:table-cell table:style-name="ce160" table:formula="of:=[.V63]*[.V33]/[.V54]" office:value-type="float" office:value="545104.009426654" calcext:value-type="float">
            <text:p>545 104,01</text:p>
          </table:table-cell>
          <table:table-cell table:style-name="ce160" table:formula="of:=[.W63]*[.W33]/[.W54]" office:value-type="float" office:value="120816.24113694" calcext:value-type="float">
            <text:p>120 816,24</text:p>
          </table:table-cell>
          <table:table-cell table:style-name="ce160" table:formula="of:=[.X63]*[.X33]/[.X54]" office:value-type="float" office:value="233942.31910582" calcext:value-type="float">
            <text:p>233 942,32</text:p>
          </table:table-cell>
          <table:table-cell table:style-name="ce160" table:formula="of:=[.Y63]*[.Y33]/[.Y54]" office:value-type="float" office:value="179798.386238179" calcext:value-type="float">
            <text:p>179 798,39</text:p>
          </table:table-cell>
          <table:table-cell table:number-columns-repeated="999"/>
        </table:table-row>
        <table:table-row table:style-name="ro4">
          <table:table-cell table:number-columns-repeated="20"/>
          <table:table-cell table:style-name="ce148" office:value-type="string" calcext:value-type="string">
            <text:p>% du CA</text:p>
          </table:table-cell>
          <table:table-cell table:style-name="ce159" table:formula="of:=100/[.V33]*[.V68]/100" office:value-type="percentage" office:value="0.525705477313776" calcext:value-type="percentage">
            <text:p>52,57%</text:p>
          </table:table-cell>
          <table:table-cell table:style-name="ce159" table:formula="of:=100/[.W33]*[.W68]/100" office:value-type="percentage" office:value="0.67646271633225" calcext:value-type="percentage">
            <text:p>67,65%</text:p>
          </table:table-cell>
          <table:table-cell table:style-name="ce159" table:formula="of:=100/[.X33]*[.X68]/100" office:value-type="percentage" office:value="0.458440758584792" calcext:value-type="percentage">
            <text:p>45,84%</text:p>
          </table:table-cell>
          <table:table-cell table:style-name="ce159" table:formula="of:=100/[.Y33]*[.Y68]/100" office:value-type="percentage" office:value="0.516662029420056" calcext:value-type="percentage">
            <text:p>51,67%</text:p>
          </table:table-cell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8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71" calcext:value-type="float">
            <text:p>71</text:p>
          </table:table-cell>
          <table:table-cell table:style-name="ce108" office:value-type="float" office:value="3600" calcext:value-type="float">
            <text:p>3 600,00</text:p>
          </table:table-cell>
          <table:table-cell table:style-name="ce108" table:formula="of:=[.F4]*[.G4]" office:value-type="float" office:value="255600" calcext:value-type="float">
            <text:p>255 6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5" calcext:value-type="float">
            <text:p>85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55000" calcext:value-type="float">
            <text:p>255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6" calcext:value-type="float">
            <text:p>76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78800" calcext:value-type="float">
            <text:p>478 8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20" calcext:value-type="float">
            <text:p>2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00000" calcext:value-type="float">
            <text:p>1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1800" calcext:value-type="float">
            <text:p>11 800,00</text:p>
          </table:table-cell>
          <table:table-cell table:style-name="ce63" table:formula="of:=[.F6]*[.G6]" office:value-type="float" office:value="342200" calcext:value-type="float">
            <text:p>342 2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76600" calcext:value-type="float">
            <text:p>10766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15320" calcext:value-type="float">
            <text:p>21532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76600" calcext:value-type="float">
            <text:p>1076600,00</text:p>
          </table:table-cell>
          <table:table-cell table:style-name="ce133" table:formula="of:=[.H4]" office:value-type="float" office:value="255600" calcext:value-type="float">
            <text:p>255600,00</text:p>
          </table:table-cell>
          <table:table-cell table:style-name="ce133" table:formula="of:=[.H5]" office:value-type="float" office:value="478800" calcext:value-type="float">
            <text:p>478800,00</text:p>
          </table:table-cell>
          <table:table-cell table:style-name="ce134" table:formula="of:=[.H6]" office:value-type="float" office:value="342200" calcext:value-type="float">
            <text:p>3422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50000" calcext:value-type="float">
            <text:p>50000,00</text:p>
          </table:table-cell>
          <table:table-cell table:style-name="ce133" table:formula="of:=[.$W$18]/[.$V$18]*[.AB6]" office:value-type="float" office:value="14129.9983306037" calcext:value-type="float">
            <text:p>14130,00</text:p>
          </table:table-cell>
          <table:table-cell table:style-name="ce133" table:formula="of:=[.$X$18]/[.$W$18]*[.AC6]" office:value-type="float" office:value="20080.795577421" calcext:value-type="float">
            <text:p>20080,80</text:p>
          </table:table-cell>
          <table:table-cell table:style-name="ce133" table:formula="of:=[.$Y$18]/[.$X$18]*[.AD6]" office:value-type="float" office:value="15789.2060919753" calcext:value-type="float">
            <text:p>15789,21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05" calcext:value-type="float">
            <text:p>105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55000" calcext:value-type="float">
            <text:p>355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76" calcext:value-type="float">
            <text:p>176</text:p>
          </table:table-cell>
          <table:table-cell table:style-name="ce72" table:formula="of:=[.G4]+[.G5]+[.G6]" office:value-type="float" office:value="21700" calcext:value-type="float">
            <text:p>21700</text:p>
          </table:table-cell>
          <table:table-cell table:style-name="ce72" table:formula="of:=[.H4]+[.H5]+[.H6]" office:value-type="float" office:value="1076600" calcext:value-type="float">
            <text:p>10766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15320" calcext:value-type="float">
            <text:p>21532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5000" calcext:value-type="float">
            <text:p>45000,00</text:p>
          </table:table-cell>
          <table:table-cell table:style-name="ce133" table:formula="of:=[.$W$18]/[.$V$18]*[.AB7]" office:value-type="float" office:value="12716.9984975433" calcext:value-type="float">
            <text:p>12717,00</text:p>
          </table:table-cell>
          <table:table-cell table:style-name="ce133" table:formula="of:=[.$X$18]/[.$W$18]*[.AC7]" office:value-type="float" office:value="18072.7160196789" calcext:value-type="float">
            <text:p>18072,72</text:p>
          </table:table-cell>
          <table:table-cell table:style-name="ce133" table:formula="of:=[.$Y$18]/[.$X$18]*[.AD7]" office:value-type="float" office:value="14210.2854827778" calcext:value-type="float">
            <text:p>14210,29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71000" calcext:value-type="float">
            <text:p>71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55000" calcext:value-type="float">
            <text:p>355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55000" calcext:value-type="float">
            <text:p>255000,00</text:p>
          </table:table-cell>
          <table:table-cell table:style-name="ce134" table:formula="of:=[.D6]" office:value-type="float" office:value="100000" calcext:value-type="float">
            <text:p>1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50000" calcext:value-type="float">
            <text:p>50000,00</text:p>
          </table:table-cell>
          <table:table-cell table:style-name="ce133" table:formula="of:=[.$W$18]/[.$V$18]*[.AB8]" office:value-type="float" office:value="14129.9983306037" calcext:value-type="float">
            <text:p>14130,00</text:p>
          </table:table-cell>
          <table:table-cell table:style-name="ce133" table:formula="of:=[.$X$18]/[.$W$18]*[.AC8]" office:value-type="float" office:value="20080.795577421" calcext:value-type="float">
            <text:p>20080,80</text:p>
          </table:table-cell>
          <table:table-cell table:style-name="ce133" table:formula="of:=[.$Y$18]/[.$X$18]*[.AD8]" office:value-type="float" office:value="15789.2060919753" calcext:value-type="float">
            <text:p>15789,2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4500" calcext:value-type="float">
            <text:p>14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55000" calcext:value-type="float">
            <text:p>25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1000" calcext:value-type="float">
            <text:p>51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18000" calcext:value-type="float">
            <text:p>18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27000" calcext:value-type="float">
            <text:p>-27000,00</text:p>
          </table:table-cell>
          <table:table-cell table:style-name="ce134" table:formula="of:=-[.H14]" office:value-type="float" office:value="45000" calcext:value-type="float">
            <text:p>4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6955.9979967245" calcext:value-type="float">
            <text:p>16956,00</text:p>
          </table:table-cell>
          <table:table-cell table:style-name="ce133" table:formula="of:=[.$X$18]/[.$W$18]*[.AC9]" office:value-type="float" office:value="24096.9546929051" calcext:value-type="float">
            <text:p>24096,95</text:p>
          </table:table-cell>
          <table:table-cell table:style-name="ce133" table:formula="of:=[.$Y$18]/[.$X$18]*[.AD9]" office:value-type="float" office:value="18947.0473103704" calcext:value-type="float">
            <text:p>18947,05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76600" calcext:value-type="float">
            <text:p>10766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00000" calcext:value-type="float">
            <text:p>1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20000" calcext:value-type="float">
            <text:p>2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3830" calcext:value-type="float">
            <text:p>53830,00</text:p>
          </table:table-cell>
          <table:table-cell table:style-name="ce133" table:formula="of:=[.$W$18]/[.$V$18]*[.AB10]" office:value-type="float" office:value="15212.356202728" calcext:value-type="float">
            <text:p>15212,36</text:p>
          </table:table-cell>
          <table:table-cell table:style-name="ce133" table:formula="of:=[.$X$18]/[.$W$18]*[.AC10]" office:value-type="float" office:value="21618.9845186514" calcext:value-type="float">
            <text:p>21618,98</text:p>
          </table:table-cell>
          <table:table-cell table:style-name="ce133" table:formula="of:=[.$Y$18]/[.$X$18]*[.AD10]" office:value-type="float" office:value="16998.6592786206" calcext:value-type="float">
            <text:p>16998,6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383" calcext:value-type="float">
            <text:p>5383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45000" calcext:value-type="float">
            <text:p>14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4500" calcext:value-type="float">
            <text:p>14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73000" calcext:value-type="float">
            <text:p>373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228000" calcext:value-type="float">
            <text:p>228000,00</text:p>
          </table:table-cell>
          <table:table-cell table:style-name="ce133" table:formula="of:=SUM([.Y8:.Y10])" office:value-type="float" office:value="145000" calcext:value-type="float">
            <text:p>14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8259.9966612074" calcext:value-type="float">
            <text:p>28260,00</text:p>
          </table:table-cell>
          <table:table-cell table:style-name="ce133" table:formula="of:=[.$X$18]/[.$W$18]*[.AC11]" office:value-type="float" office:value="40161.5911548419" calcext:value-type="float">
            <text:p>40161,59</text:p>
          </table:table-cell>
          <table:table-cell table:style-name="ce133" table:formula="of:=[.$Y$18]/[.$X$18]*[.AD11]" office:value-type="float" office:value="31578.4121839506" calcext:value-type="float">
            <text:p>31578,41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3" table:formula="of:=[.B12]*[.C12]" office:value-type="float" office:value="50000" calcext:value-type="float">
            <text:p>5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-5" calcext:value-type="float">
            <text:p>-5</text:p>
          </table:table-cell>
          <table:table-cell table:style-name="ce102" office:value-type="float" office:value="1024.55" calcext:value-type="float">
            <text:p>1024,55</text:p>
          </table:table-cell>
          <table:table-cell table:style-name="ce102" table:formula="of:=[.G12]*[.F12]" office:value-type="float" office:value="-5122.75" calcext:value-type="float">
            <text:p>-5122,75</text:p>
          </table:table-cell>
          <table:table-cell office:value-type="string" calcext:value-type="string">
            <text:p>64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703600" calcext:value-type="float">
            <text:p>703600,00</text:p>
          </table:table-cell>
          <table:table-cell table:style-name="ce135" table:formula="of:=[.W6]-[.W11]" office:value-type="float" office:value="255600" calcext:value-type="float">
            <text:p>255600,00</text:p>
          </table:table-cell>
          <table:table-cell table:style-name="ce135" table:formula="of:=[.X6]-[.X11]" office:value-type="float" office:value="250800" calcext:value-type="float">
            <text:p>250800,00</text:p>
          </table:table-cell>
          <table:table-cell table:style-name="ce135" table:formula="of:=[.Y6]-[.Y11]" office:value-type="float" office:value="197200" calcext:value-type="float">
            <text:p>1972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825.99966612074" calcext:value-type="float">
            <text:p>2826,00</text:p>
          </table:table-cell>
          <table:table-cell table:style-name="ce133" table:formula="of:=[.$X$18]/[.$W$18]*[.AC12]" office:value-type="float" office:value="4016.15911548419" calcext:value-type="float">
            <text:p>4016,16</text:p>
          </table:table-cell>
          <table:table-cell table:style-name="ce133" table:formula="of:=[.$Y$18]/[.$X$18]*[.AD12]" office:value-type="float" office:value="3157.84121839507" calcext:value-type="float">
            <text:p>3157,84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5000" calcext:value-type="float">
            <text:p>45000</text:p>
          </table:table-cell>
          <table:table-cell table:style-name="ce103" table:formula="of:=[.B13]*[.C13]" office:value-type="float" office:value="45000" calcext:value-type="float">
            <text:p>4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27000" calcext:value-type="float">
            <text:p>27000</text:p>
          </table:table-cell>
          <table:table-cell table:style-name="ce1" office:value-type="string" calcext:value-type="string">
            <text:p>18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3830" calcext:value-type="float">
            <text:p>5383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383" calcext:value-type="float">
            <text:p>5383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4238.99949918112" calcext:value-type="float">
            <text:p>4239,00</text:p>
          </table:table-cell>
          <table:table-cell table:style-name="ce133" table:formula="of:=[.$X$18]/[.$W$18]*[.AC13]" office:value-type="float" office:value="6024.23867322629" calcext:value-type="float">
            <text:p>6024,24</text:p>
          </table:table-cell>
          <table:table-cell table:style-name="ce133" table:formula="of:=[.$Y$18]/[.$X$18]*[.AD13]" office:value-type="float" office:value="4736.7618275926" calcext:value-type="float">
            <text:p>4736,7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3" table:formula="of:=[.B14]*[.C14]" office:value-type="float" office:value="50000" calcext:value-type="float">
            <text:p>5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-9" calcext:value-type="float">
            <text:p>-9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-45000" calcext:value-type="float">
            <text:p>-45000</text:p>
          </table:table-cell>
          <table:table-cell table:style-name="ce1" office:value-type="string" calcext:value-type="string">
            <text:p>17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15320" calcext:value-type="float">
            <text:p>215320</text:p>
          </table:table-cell>
          <table:table-cell table:style-name="ce88" table:formula="of:=SUM([.L5:.L13])" office:value-type="float" office:value="117563" calcext:value-type="float">
            <text:p>117563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2413.68631483373" calcext:value-type="float">
            <text:p>2413,69</text:p>
          </table:table-cell>
          <table:table-cell table:style-name="ce133" table:formula="of:=[.$X$18]/[.$W$18]*[.AC14]" office:value-type="float" office:value="3430.20150053505" calcext:value-type="float">
            <text:p>3430,20</text:p>
          </table:table-cell>
          <table:table-cell table:style-name="ce133" table:formula="of:=[.$Y$18]/[.$X$18]*[.AD14]" office:value-type="float" office:value="2697.11218463122" calcext:value-type="float">
            <text:p>2697,11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45000" calcext:value-type="float">
            <text:p>14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23122.75" calcext:value-type="float">
            <text:p>-23122,7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97757" calcext:value-type="float" table:number-columns-spanned="2" table:number-rows-spanned="1">
            <text:p>97757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500" calcext:value-type="float">
            <text:p>500,00</text:p>
          </table:table-cell>
          <table:table-cell table:style-name="ce133" table:formula="of:=[.$W$18]/[.$V$18]*[.AB15]" office:value-type="float" office:value="141.299983306037" calcext:value-type="float">
            <text:p>141,30</text:p>
          </table:table-cell>
          <table:table-cell table:style-name="ce133" table:formula="of:=[.$X$18]/[.$W$18]*[.AC15]" office:value-type="float" office:value="200.80795577421" calcext:value-type="float">
            <text:p>200,81</text:p>
          </table:table-cell>
          <table:table-cell table:style-name="ce133" table:formula="of:=[.$Y$18]/[.$X$18]*[.AD15]" office:value-type="float" office:value="157.892060919753" calcext:value-type="float">
            <text:p>157,89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5122.75" calcext:value-type="float">
            <text:p>5122,75</text:p>
          </table:table-cell>
          <table:table-cell table:style-name="ce133" table:formula="of:=-[.H12]" office:value-type="float" office:value="5122.75" calcext:value-type="float">
            <text:p>5122,75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92871" calcext:value-type="float">
            <text:p>392871,00</text:p>
          </table:table-cell>
          <table:table-cell table:style-name="ce133" table:formula="of:=SUM([.AC6:.AC14])" office:value-type="float" office:value="110884.031499546" calcext:value-type="float">
            <text:p>110884,03</text:p>
          </table:table-cell>
          <table:table-cell table:style-name="ce133" table:formula="of:=SUM([.AD6:.AD14])" office:value-type="float" office:value="157582.436830165" calcext:value-type="float">
            <text:p>157582,44</text:p>
          </table:table-cell>
          <table:table-cell table:style-name="ce133" table:formula="of:=SUM([.AE6:.AE14])" office:value-type="float" office:value="123904.531670289" calcext:value-type="float">
            <text:p>123904,5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79122.75" calcext:value-type="float">
            <text:p>79122,75</text:p>
          </table:table-cell>
          <table:table-cell table:style-name="ce133" table:formula="of:=SUM([.W13:.W16])" office:value-type="float" office:value="79122.75" calcext:value-type="float">
            <text:p>79122,75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76" calcext:value-type="float">
            <text:p>176</text:p>
          </table:table-cell>
          <table:table-cell table:style-name="ce102"/>
          <table:table-cell table:style-name="ce102" table:formula="of:=[.H7]*0.05" office:value-type="float" office:value="53830" calcext:value-type="float">
            <text:p>5383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624477.25" calcext:value-type="float">
            <text:p>624477,25</text:p>
          </table:table-cell>
          <table:table-cell table:style-name="ce135" table:formula="of:=[.W12]-[.W17]" office:value-type="float" office:value="176477.25" calcext:value-type="float">
            <text:p>176477,25</text:p>
          </table:table-cell>
          <table:table-cell table:style-name="ce135" table:formula="of:=[.X12]-[.X17]" office:value-type="float" office:value="250800" calcext:value-type="float">
            <text:p>250800,00</text:p>
          </table:table-cell>
          <table:table-cell table:style-name="ce135" table:formula="of:=[.Y12]-[.Y17]" office:value-type="float" office:value="197200" calcext:value-type="float">
            <text:p>1972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92871" calcext:value-type="float">
            <text:p>392871,00</text:p>
          </table:table-cell>
          <table:table-cell table:style-name="ce133" table:formula="of:=[.AC16]" office:value-type="float" office:value="110884.031499546" calcext:value-type="float">
            <text:p>110884,03</text:p>
          </table:table-cell>
          <table:table-cell table:style-name="ce133" table:formula="of:=[.AD16]" office:value-type="float" office:value="157582.436830165" calcext:value-type="float">
            <text:p>157582,44</text:p>
          </table:table-cell>
          <table:table-cell table:style-name="ce133" table:formula="of:=[.AE16]" office:value-type="float" office:value="123904.531670289" calcext:value-type="float">
            <text:p>123904,5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31606.25" calcext:value-type="float">
            <text:p>231606,25</text:p>
          </table:table-cell>
          <table:table-cell table:style-name="ce135" table:formula="of:=[.W18]-[.W20]" office:value-type="float" office:value="65593.2185004538" calcext:value-type="float">
            <text:p>65593,22</text:p>
          </table:table-cell>
          <table:table-cell table:style-name="ce135" table:formula="of:=[.X18]-[.X20]" office:value-type="float" office:value="93217.5631698353" calcext:value-type="float">
            <text:p>93217,56</text:p>
          </table:table-cell>
          <table:table-cell table:style-name="ce135" table:formula="of:=[.Y18]-[.Y20]" office:value-type="float" office:value="73295.468329711" calcext:value-type="float">
            <text:p>73295,4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11630" calcext:value-type="float">
            <text:p>41163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21371" calcext:value-type="float">
            <text:p>82137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53477.25" calcext:value-type="float">
            <text:p>1053477,25</text:p>
          </table:table-cell>
          <table:table-cell table:style-name="ce84" table:formula="of:=[.H26]-[.D26]" office:value-type="float" office:value="232106.25" calcext:value-type="float">
            <text:p>232106,25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500" office:value-type="float" office:value="500" calcext:value-type="float">
            <text:p>5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500" calcext:value-type="float">
            <text:p>5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31606.25" calcext:value-type="float">
            <text:p>231606,25</text:p>
          </table:table-cell>
          <table:table-cell/>
          <table:table-cell table:style-name="ce1" table:number-columns-repeated="9"/>
          <table:table-cell table:number-columns-repeated="6"/>
          <table:table-cell table:style-name="ce161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62"/>
          <table:table-cell table:style-name="ce164" table:number-columns-spanned="7" table:number-rows-spanned="1"/>
          <table:covered-table-cell table:number-columns-repeated="4" table:style-name="ce162"/>
          <table:covered-table-cell table:number-columns-repeated="2" table:style-name="ce161"/>
          <table:table-cell table:style-name="ce161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62"/>
          <table:table-cell table:style-name="ce165" table:number-columns-spanned="2" table:number-rows-spanned="1"/>
          <table:covered-table-cell table:style-name="ce168"/>
          <table:table-cell table:style-name="ce168" table:number-columns-repeated="3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s</text:p>
          </table:table-cell>
          <table:table-cell table:style-name="ce150" table:formula="of:=[.W33]+[.X33]+[.Y33]" office:value-type="float" office:value="1076600" calcext:value-type="float">
            <text:p>1 076 600,00</text:p>
          </table:table-cell>
          <table:table-cell table:style-name="ce150" table:formula="of:=[.H4]" office:value-type="float" office:value="255600" calcext:value-type="float">
            <text:p>255 600,00</text:p>
          </table:table-cell>
          <table:table-cell table:style-name="ce150" table:formula="of:=[.H5]" office:value-type="float" office:value="478800" calcext:value-type="float">
            <text:p>478 800,00</text:p>
          </table:table-cell>
          <table:table-cell table:style-name="ce151" table:formula="of:=[.H6]" office:value-type="float" office:value="342200" calcext:value-type="float">
            <text:p>342 2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1"/>
          <table:table-cell table:style-name="ce150" table:number-columns-repeated="2"/>
          <table:table-cell table:style-name="ce151"/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31606.25" calcext:value-type="float">
            <text:p>231606,25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s Marchandises</text:p>
          </table:table-cell>
          <table:table-cell table:style-name="ce150" table:formula="of:=SUM([.W35:.Y35])" office:value-type="float" office:value="355000" calcext:value-type="float">
            <text:p>355 000,00</text:p>
          </table:table-cell>
          <table:table-cell table:style-name="ce150" table:formula="of:=[.D4]" office:value-type="float" office:value="0" calcext:value-type="float">
            <text:p>0,00</text:p>
          </table:table-cell>
          <table:table-cell table:style-name="ce150" table:formula="of:=[.D5]" office:value-type="float" office:value="255000" calcext:value-type="float">
            <text:p>255 000,00</text:p>
          </table:table-cell>
          <table:table-cell table:style-name="ce151" table:formula="of:=[.D6]" office:value-type="float" office:value="100000" calcext:value-type="float">
            <text:p>100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21871" calcext:value-type="float">
            <text:p>82187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53477.25" calcext:value-type="float">
            <text:p>1053477,25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s de stocks Marchandises</text:p>
          </table:table-cell>
          <table:table-cell table:style-name="ce150" table:formula="of:=SUM([.W36:.Y36])" office:value-type="float" office:value="23122.78" calcext:value-type="float">
            <text:p>23 122,78</text:p>
          </table:table-cell>
          <table:table-cell table:style-name="ce150" table:formula="of:=5122.78" office:value-type="float" office:value="5122.78" calcext:value-type="float">
            <text:p>5 122,78</text:p>
          </table:table-cell>
          <table:table-cell table:style-name="ce150" table:formula="of:=-[.H13]" office:value-type="float" office:value="-27000" calcext:value-type="float">
            <text:p>-27 000,00</text:p>
          </table:table-cell>
          <table:table-cell table:style-name="ce151" table:formula="of:=-[.H14]" office:value-type="float" office:value="45000" calcext:value-type="float">
            <text:p>45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31606.25" calcext:value-type="float">
            <text:p>231606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50" table:formula="of:=SUM([.W37:.Y37])" office:value-type="float" office:value="0" calcext:value-type="float">
            <text:p>0,00</text:p>
          </table:table-cell>
          <table:table-cell table:style-name="ce150" table:number-columns-repeated="2"/>
          <table:table-cell table:style-name="ce151"/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53477.25" calcext:value-type="float">
            <text:p>1053477,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53477.25" calcext:value-type="float">
            <text:p>1053477,25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2" table:formula="of:=SUM([.W38:.Y38])" office:value-type="float" office:value="378122.78" calcext:value-type="float">
            <text:p>378 122,78</text:p>
          </table:table-cell>
          <table:table-cell table:style-name="ce152" table:formula="of:=SUM([.W35:.W37])" office:value-type="float" office:value="5122.78" calcext:value-type="float">
            <text:p>5 122,78</text:p>
          </table:table-cell>
          <table:table-cell table:style-name="ce152" table:formula="of:=SUM([.X35:.X37])" office:value-type="float" office:value="228000" calcext:value-type="float">
            <text:p>228 000,00</text:p>
          </table:table-cell>
          <table:table-cell table:style-name="ce152" table:formula="of:=SUM([.Y35:.Y37])" office:value-type="float" office:value="145000" calcext:value-type="float">
            <text:p>145 00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3" table:formula="of:=[.V33]-[.V38]" office:value-type="float" office:value="698477.22" calcext:value-type="float">
            <text:p>698 477,22</text:p>
          </table:table-cell>
          <table:table-cell table:style-name="ce153" table:formula="of:=[.W33]-[.W38]" office:value-type="float" office:value="250477.22" calcext:value-type="float">
            <text:p>250 477,22</text:p>
          </table:table-cell>
          <table:table-cell table:style-name="ce153" table:formula="of:=[.X33]-[.X38]" office:value-type="float" office:value="250800" calcext:value-type="float">
            <text:p>250 800,00</text:p>
          </table:table-cell>
          <table:table-cell table:style-name="ce153" table:formula="of:=[.Y33]-[.Y38]" office:value-type="float" office:value="197200" calcext:value-type="float">
            <text:p>197 200,00</text:p>
          </table:table-cell>
          <table:table-cell table:style-name="ce162"/>
          <table:table-cell table:style-name="ce167" office:value-type="string" calcext:value-type="string">
            <text:p>ROUSSEAU - FERLICOT</text:p>
          </table:table-cell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50" table:formula="of:=SUM([.W40:.Y40])" office:value-type="float" office:value="0" calcext:value-type="float">
            <text:p>0,00</text:p>
          </table:table-cell>
          <table:table-cell table:style-name="ce150" table:number-columns-repeated="3"/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s Matières Premières</text:p>
          </table:table-cell>
          <table:table-cell table:style-name="ce150" table:formula="of:=[.W41]" office:value-type="float" office:value="49000" calcext:value-type="float">
            <text:p>49 000,00</text:p>
          </table:table-cell>
          <table:table-cell table:style-name="ce150" table:formula="of:=[.D9]" office:value-type="float" office:value="49000" calcext:value-type="float">
            <text:p>49 00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s premières</text:p>
          </table:table-cell>
          <table:table-cell table:style-name="ce150" table:formula="of:=[.W42]" office:value-type="float" office:value="-2800" calcext:value-type="float">
            <text:p>-2 800,00</text:p>
          </table:table-cell>
          <table:table-cell table:style-name="ce150" table:formula="of:=[.D10]" office:value-type="float" office:value="-2800" calcext:value-type="float">
            <text:p>-2 80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11630" calcext:value-type="float">
            <text:p>41163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ût variable de production</text:p>
          </table:table-cell>
          <table:table-cell table:style-name="ce150" table:formula="of:=SUM([.W43:.Y43])" office:value-type="float" office:value="19800" calcext:value-type="float">
            <text:p>19 800,00</text:p>
          </table:table-cell>
          <table:table-cell table:style-name="ce150" table:formula="of:=19800" office:value-type="float" office:value="19800" calcext:value-type="float">
            <text:p>19 80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50" table:formula="of:=0" office:value-type="float" office:value="0" calcext:value-type="float">
            <text:p>0,00</text:p>
          </table:table-cell>
          <table:table-cell table:style-name="ce162"/>
          <table:table-cell table:style-name="ce166"/>
          <table:table-cell table:style-name="ce168" table:number-columns-repeated="4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563" calcext:value-type="float">
            <text:p>117563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2" table:formula="of:=[.W44]" office:value-type="float" office:value="66000" calcext:value-type="float">
            <text:p>66 000,00</text:p>
          </table:table-cell>
          <table:table-cell table:style-name="ce152" table:formula="of:=SUM([.W41:.W43])" office:value-type="float" office:value="66000" calcext:value-type="float">
            <text:p>66 000,00</text:p>
          </table:table-cell>
          <table:table-cell table:style-name="ce152" table:formula="of:=SUM([.X41:.X42])" office:value-type="float" office:value="0" calcext:value-type="float">
            <text:p>0,00</text:p>
          </table:table-cell>
          <table:table-cell table:style-name="ce152" table:formula="of:=SUM([.Y41:.Y42])" office:value-type="float" office:value="0" calcext:value-type="float">
            <text:p>0,00</text:p>
          </table:table-cell>
          <table:table-cell table:style-name="ce162" table:number-columns-repeated="6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3" table:formula="of:=SUM([.W45:.Y45])" office:value-type="float" office:value="632477.22" calcext:value-type="float">
            <text:p>632 477,22</text:p>
          </table:table-cell>
          <table:table-cell table:style-name="ce153" table:formula="of:=[.W39]-[.W44]" office:value-type="float" office:value="184477.22" calcext:value-type="float">
            <text:p>184 477,22</text:p>
          </table:table-cell>
          <table:table-cell table:style-name="ce153" table:formula="of:=[.X39]-[.X44]" office:value-type="float" office:value="250800" calcext:value-type="float">
            <text:p>250 800,00</text:p>
          </table:table-cell>
          <table:table-cell table:style-name="ce153" table:formula="of:=[.Y39]-[.Y44]" office:value-type="float" office:value="197200" calcext:value-type="float">
            <text:p>197 200,00</text:p>
          </table:table-cell>
          <table:table-cell table:style-name="ce162" table:number-columns-repeated="6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55000" calcext:value-type="float">
            <text:p>355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50" table:number-columns-repeated="4"/>
          <table:table-cell table:style-name="ce162"/>
          <table:table-cell table:style-name="ce165" table:number-columns-spanned="5" table:number-rows-spanned="1"/>
          <table:covered-table-cell table:number-columns-repeated="4" table:style-name="ce162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50" table:formula="of:=[.D18]" office:value-type="float" office:value="53830" calcext:value-type="float">
            <text:p>53 830,00</text:p>
          </table:table-cell>
          <table:table-cell table:style-name="ce150" table:formula="of:=[.W45]/[.$V45]*[.V47]" office:value-type="float" office:value="15700.8164698801" calcext:value-type="float">
            <text:p>15 700,82</text:p>
          </table:table-cell>
          <table:table-cell table:style-name="ce150" table:formula="of:=[.X45]/[.V45]*[.V47]" office:value-type="float" office:value="21345.5339940939" calcext:value-type="float">
            <text:p>21 345,53</text:p>
          </table:table-cell>
          <table:table-cell table:style-name="ce150" table:formula="of:=[.Y45]/[.V45]*[.V47]" office:value-type="float" office:value="16783.649536026" calcext:value-type="float">
            <text:p>16 783,65</text:p>
          </table:table-cell>
          <table:table-cell table:style-name="ce163" office:value-type="string" calcext:value-type="string" table:number-columns-spanned="3" table:number-rows-spanned="1">
            <text:p>Répartition suivant la M.C.V. sur production</text:p>
          </table:table-cell>
          <table:covered-table-cell table:number-columns-repeated="2" table:style-name="ce162"/>
          <table:table-cell table:style-name="ce162" table:number-columns-repeated="3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06000" calcext:value-type="float">
            <text:p>306 000,00</text:p>
          </table:table-cell>
          <table:table-cell table:number-columns-repeated="12"/>
          <table:table-cell table:style-name="ce122"/>
          <table:table-cell table:style-name="ce124"/>
          <table:table-cell table:style-name="ce150" table:number-columns-repeated="4"/>
          <table:table-cell table:style-name="ce162" table:number-columns-repeated="6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20000" calcext:value-type="float">
            <text:p>12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2" table:formula="of:=SUM([.W49:.Y49])" office:value-type="float" office:value="53830" calcext:value-type="float">
            <text:p>53 830,00</text:p>
          </table:table-cell>
          <table:table-cell table:style-name="ce152" table:formula="of:=SUM([.W47:.W48])" office:value-type="float" office:value="15700.8164698801" calcext:value-type="float">
            <text:p>15 700,82</text:p>
          </table:table-cell>
          <table:table-cell table:style-name="ce152" table:formula="of:=SUM([.X47:.X48])" office:value-type="float" office:value="21345.5339940939" calcext:value-type="float">
            <text:p>21 345,53</text:p>
          </table:table-cell>
          <table:table-cell table:style-name="ce152" table:formula="of:=SUM([.Y47:.Y48])" office:value-type="float" office:value="16783.649536026" calcext:value-type="float">
            <text:p>16 783,65</text:p>
          </table:table-cell>
          <table:table-cell table:style-name="ce161" table:number-columns-repeated="3"/>
          <table:table-cell table:style-name="ce162" table:number-columns-repeated="3"/>
          <table:table-cell table:style-name="ce161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55000" calcext:value-type="float">
            <text:p>550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3" table:formula="of:=[.V45]-[.V49]" office:value-type="float" office:value="578647.22" calcext:value-type="float">
            <text:p>578 647,22</text:p>
          </table:table-cell>
          <table:table-cell table:style-name="ce153" table:formula="of:=[.W45]-[.W49]" office:value-type="float" office:value="168776.40353012" calcext:value-type="float">
            <text:p>168 776,40</text:p>
          </table:table-cell>
          <table:table-cell table:style-name="ce153" table:formula="of:=[.X45]-[.X49]" office:value-type="float" office:value="229454.466005906" calcext:value-type="float">
            <text:p>229 454,47</text:p>
          </table:table-cell>
          <table:table-cell table:style-name="ce153" table:formula="of:=[.Y45]-[.Y49]" office:value-type="float" office:value="180416.350463974" calcext:value-type="float">
            <text:p>180 416,35</text:p>
          </table:table-cell>
          <table:table-cell table:style-name="ce161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80235.25" calcext:value-type="float" table:number-columns-spanned="2" table:number-rows-spanned="1">
            <text:p>180235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9500" calcext:value-type="float">
            <text:p>495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50" table:formula="of:=[.D17]" office:value-type="float" office:value="60000" calcext:value-type="float">
            <text:p>60 000,00</text:p>
          </table:table-cell>
          <table:table-cell table:style-name="ce150" table:formula="of:=[.W45]/[.V45]*[.V51]" office:value-type="float" office:value="17500.4456286979" calcext:value-type="float">
            <text:p>17 500,45</text:p>
          </table:table-cell>
          <table:table-cell table:style-name="ce150" table:formula="of:=[.X45]/[.V45]*[.V51]" office:value-type="float" office:value="23792.1612417914" calcext:value-type="float">
            <text:p>23 792,16</text:p>
          </table:table-cell>
          <table:table-cell table:style-name="ce150" table:formula="of:=[.Y45]/[.V45]*[.V51]" office:value-type="float" office:value="18707.3931295107" calcext:value-type="float">
            <text:p>18 707,39</text:p>
          </table:table-cell>
          <table:table-cell table:style-name="ce163" office:value-type="string" calcext:value-type="string" table:number-columns-spanned="3" table:number-rows-spanned="1">
            <text:p>Répartition suivant la M.C.V. sur production</text:p>
          </table:table-cell>
          <table:covered-table-cell table:number-columns-repeated="2" table:style-name="Default"/>
          <table:table-cell table:style-name="ce161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55000" calcext:value-type="float">
            <text:p>55000</text:p>
          </table:table-cell>
          <table:table-cell table:number-columns-repeated="13"/>
          <table:table-cell table:style-name="ce124"/>
          <table:table-cell table:style-name="ce150" table:number-columns-repeated="4"/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4" table:formula="of:=[.V49]+[.V44]+[.V38]+[.V51]" office:value-type="float" office:value="557952.78" calcext:value-type="float">
            <text:p>557 952,78</text:p>
          </table:table-cell>
          <table:table-cell table:style-name="ce154" table:formula="of:=[.W49]+[.W44]+[.W38]+[.W51]" office:value-type="float" office:value="104324.042098578" calcext:value-type="float">
            <text:p>104 324,04</text:p>
          </table:table-cell>
          <table:table-cell table:style-name="ce154" table:formula="of:=[.X49]+[.X44]+[.X38]+[.X51]" office:value-type="float" office:value="273137.695235885" calcext:value-type="float">
            <text:p>273 137,70</text:p>
          </table:table-cell>
          <table:table-cell table:style-name="ce154" table:formula="of:=[.Y49]+[.Y44]+[.Y38]+[.Y51]" office:value-type="float" office:value="180491.042665537" calcext:value-type="float">
            <text:p>180 491,04</text:p>
          </table:table-cell>
          <table:table-cell table:style-name="ce1"/>
          <table:table-cell table:style-name="ce161" table:number-columns-repeated="8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9213" calcext:value-type="float">
            <text:p>59 213,0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3" table:formula="of:=[.V33]-[.V53]" office:value-type="float" office:value="518647.22" calcext:value-type="float">
            <text:p>518 647,22</text:p>
          </table:table-cell>
          <table:table-cell table:style-name="ce153" table:formula="of:=[.W33]-[.W53]" office:value-type="float" office:value="151275.957901422" calcext:value-type="float">
            <text:p>151 275,96</text:p>
          </table:table-cell>
          <table:table-cell table:style-name="ce153" table:formula="of:=[.X33]-[.X53]" office:value-type="float" office:value="205662.304764115" calcext:value-type="float">
            <text:p>205 662,30</text:p>
          </table:table-cell>
          <table:table-cell table:style-name="ce153" table:formula="of:=[.Y33]-[.Y53]" office:value-type="float" office:value="161708.957334463" calcext:value-type="float">
            <text:p>161 708,96</text:p>
          </table:table-cell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5" table:number-columns-repeated="4"/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1" office:value-type="string" calcext:value-type="string">
            <text:p>Coût fixe de production</text:p>
          </table:table-cell>
          <table:table-cell table:style-name="ce156" table:formula="of:=SUM([.W56:.Y56])" office:value-type="float" office:value="8000" calcext:value-type="float">
            <text:p>8 000,00</text:p>
          </table:table-cell>
          <table:table-cell table:style-name="ce156" table:formula="of:=8000" office:value-type="float" office:value="8000" calcext:value-type="float">
            <text:p>8 000,00</text:p>
          </table:table-cell>
          <table:table-cell table:style-name="ce156" table:formula="of:=0" office:value-type="float" office:value="0" calcext:value-type="float">
            <text:p>0,00</text:p>
          </table:table-cell>
          <table:table-cell table:style-name="ce156" table:formula="of:=0" office:value-type="float" office:value="0" calcext:value-type="float">
            <text:p>0,00</text:p>
          </table:table-cell>
          <table:table-cell table:style-name="ce161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1" office:value-type="string" calcext:value-type="string">
            <text:p>Pub</text:p>
          </table:table-cell>
          <table:table-cell table:style-name="ce156" table:formula="of:=SUM([.W57:.Y57])" office:value-type="float" office:value="145000" calcext:value-type="float">
            <text:p>145 000,00</text:p>
          </table:table-cell>
          <table:table-cell table:style-name="ce156" table:formula="of:=[.D12]" office:value-type="float" office:value="50000" calcext:value-type="float">
            <text:p>50 000,00</text:p>
          </table:table-cell>
          <table:table-cell table:style-name="ce156" table:formula="of:=[.D13]" office:value-type="float" office:value="45000" calcext:value-type="float">
            <text:p>45 000,00</text:p>
          </table:table-cell>
          <table:table-cell table:style-name="ce156" table:formula="of:=[.D14]" office:value-type="float" office:value="50000" calcext:value-type="float">
            <text:p>50 000,00</text:p>
          </table:table-cell>
          <table:table-cell table:number-columns-repeated="3"/>
          <table:table-cell table:style-name="ce161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1" office:value-type="string" calcext:value-type="string">
            <text:p>Autres charges d'exploitation</text:p>
          </table:table-cell>
          <table:table-cell table:style-name="ce156" table:formula="of:=[.D20]" office:value-type="float" office:value="100000" calcext:value-type="float">
            <text:p>100 000,00</text:p>
          </table:table-cell>
          <table:table-cell table:style-name="ce156" table:formula="of:=[.W$45]/[.$V$45]*[.$V58]" office:value-type="float" office:value="29167.4093811632" calcext:value-type="float">
            <text:p>29 167,41</text:p>
          </table:table-cell>
          <table:table-cell table:style-name="ce156" table:formula="of:=[.X$45]/[.$V$45]*[.$V58]" office:value-type="float" office:value="39653.6020696524" calcext:value-type="float">
            <text:p>39 653,60</text:p>
          </table:table-cell>
          <table:table-cell table:style-name="ce156" table:formula="of:=[.Y$45]/[.$V$45]*[.$V58]" office:value-type="float" office:value="31178.9885491844" calcext:value-type="float">
            <text:p>31 178,99</text:p>
          </table:table-cell>
          <table:table-cell table:style-name="ce163" office:value-type="string" calcext:value-type="string" table:number-columns-spanned="3" table:number-rows-spanned="5">
            <text:p>Répartition suivant la M.C.V. sur production</text:p>
          </table:table-cell>
          <table:covered-table-cell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1" office:value-type="string" calcext:value-type="string">
            <text:p>Compta simple</text:p>
          </table:table-cell>
          <table:table-cell table:style-name="ce156" table:formula="of:=[.D21]" office:value-type="float" office:value="10000" calcext:value-type="float">
            <text:p>10 000,00</text:p>
          </table:table-cell>
          <table:table-cell table:style-name="ce156" table:formula="of:=[.W$45]/[.$V$45]*[.$V59]" office:value-type="float" office:value="2916.74093811632" calcext:value-type="float">
            <text:p>2 916,74</text:p>
          </table:table-cell>
          <table:table-cell table:style-name="ce156" table:formula="of:=[.X$45]/[.$V$45]*[.$V59]" office:value-type="float" office:value="3965.36020696524" calcext:value-type="float">
            <text:p>3 965,36</text:p>
          </table:table-cell>
          <table:table-cell table:style-name="ce156" table:formula="of:=[.Y$45]/[.$V$45]*[.$V59]" office:value-type="float" office:value="3117.89885491844" calcext:value-type="float">
            <text:p>3 117,90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1" office:value-type="string" calcext:value-type="string">
            <text:p>Assurances</text:p>
          </table:table-cell>
          <table:table-cell table:style-name="ce156" table:formula="of:=[.D22]" office:value-type="float" office:value="15000" calcext:value-type="float">
            <text:p>15 000,00</text:p>
          </table:table-cell>
          <table:table-cell table:style-name="ce156" table:formula="of:=[.W$45]/[.$V$45]*[.$V60]" office:value-type="float" office:value="4375.11140717448" calcext:value-type="float">
            <text:p>4 375,11</text:p>
          </table:table-cell>
          <table:table-cell table:style-name="ce156" table:formula="of:=[.X$45]/[.$V$45]*[.$V60]" office:value-type="float" office:value="5948.04031044786" calcext:value-type="float">
            <text:p>5 948,04</text:p>
          </table:table-cell>
          <table:table-cell table:style-name="ce156" table:formula="of:=[.Y$45]/[.$V$45]*[.$V60]" office:value-type="float" office:value="4676.84828237766" calcext:value-type="float">
            <text:p>4 676,85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1" office:value-type="string" calcext:value-type="string">
            <text:p>Dotations aux amortissements</text:p>
          </table:table-cell>
          <table:table-cell table:style-name="ce156" table:formula="of:=[.D23]" office:value-type="float" office:value="8541" calcext:value-type="float">
            <text:p>8 541,00</text:p>
          </table:table-cell>
          <table:table-cell table:style-name="ce156" table:formula="of:=[.W$45]/[.$V$45]*[.$V61]" office:value-type="float" office:value="2491.18843524515" calcext:value-type="float">
            <text:p>2 491,19</text:p>
          </table:table-cell>
          <table:table-cell table:style-name="ce156" table:formula="of:=[.X$45]/[.$V$45]*[.$V61]" office:value-type="float" office:value="3386.81415276901" calcext:value-type="float">
            <text:p>3 386,81</text:p>
          </table:table-cell>
          <table:table-cell table:style-name="ce156" table:formula="of:=[.Y$45]/[.$V$45]*[.$V61]" office:value-type="float" office:value="2662.99741198584" calcext:value-type="float">
            <text:p>2 663,00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25221.9199999999" calcext:value-type="float" table:number-columns-spanned="2" table:number-rows-spanned="1">
            <text:p>25221,9199999999</text:p>
          </table:table-cell>
          <table:covered-table-cell table:style-name="ce119"/>
          <table:table-cell table:number-columns-repeated="13"/>
          <table:table-cell table:style-name="ce141" office:value-type="string" calcext:value-type="string">
            <text:p>Intérêts</text:p>
          </table:table-cell>
          <table:table-cell table:style-name="ce156" table:formula="of:=[.D29]" office:value-type="float" office:value="500" calcext:value-type="float">
            <text:p>500,00</text:p>
          </table:table-cell>
          <table:table-cell table:style-name="ce156" table:formula="of:=[.W$45]/[.$V$45]*[.$V62]" office:value-type="float" office:value="145.837046905816" calcext:value-type="float">
            <text:p>145,84</text:p>
          </table:table-cell>
          <table:table-cell table:style-name="ce156" table:formula="of:=[.X$45]/[.$V$45]*[.$V62]" office:value-type="float" office:value="198.268010348262" calcext:value-type="float">
            <text:p>198,27</text:p>
          </table:table-cell>
          <table:table-cell table:style-name="ce156" table:formula="of:=[.Y$45]/[.$V$45]*[.$V62]" office:value-type="float" office:value="155.894942745922" calcext:value-type="float">
            <text:p>155,89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7" table:formula="of:=SUM([.V56:.V62])" office:value-type="float" office:value="287041" calcext:value-type="float">
            <text:p>287 041,00</text:p>
          </table:table-cell>
          <table:table-cell table:style-name="ce157" table:formula="of:=SUM([.W56:.W62])" office:value-type="float" office:value="97096.2872086049" calcext:value-type="float">
            <text:p>97 096,29</text:p>
          </table:table-cell>
          <table:table-cell table:style-name="ce157" table:formula="of:=SUM([.X56:.X62])" office:value-type="float" office:value="98152.0847501828" calcext:value-type="float">
            <text:p>98 152,08</text:p>
          </table:table-cell>
          <table:table-cell table:style-name="ce157" table:formula="of:=SUM([.Y56:.Y62])" office:value-type="float" office:value="91792.6280412123" calcext:value-type="float">
            <text:p>91 792,63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8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7" office:value-type="string" calcext:value-type="string">
            <text:p>Résultat Courrant</text:p>
          </table:table-cell>
          <table:table-cell table:style-name="ce157" table:formula="of:=[.V54]-[.V63]" office:value-type="float" office:value="231606.22" calcext:value-type="float">
            <text:p>231 606,22</text:p>
          </table:table-cell>
          <table:table-cell table:style-name="ce157" table:formula="of:=[.W54]-[.W63]" office:value-type="float" office:value="54179.6706928171" calcext:value-type="float">
            <text:p>54 179,67</text:p>
          </table:table-cell>
          <table:table-cell table:style-name="ce157" table:formula="of:=[.X54]-[.X63]" office:value-type="float" office:value="107510.220013932" calcext:value-type="float">
            <text:p>107 510,22</text:p>
          </table:table-cell>
          <table:table-cell table:style-name="ce157" table:formula="of:=[.Y54]-[.Y63]" office:value-type="float" office:value="69916.3292932511" calcext:value-type="float">
            <text:p>69 916,33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% du CA</text:p>
          </table:table-cell>
          <table:table-cell table:style-name="ce159" table:formula="of:=100/[.V33]*[.V65]/100" office:value-type="percentage" office:value="0.215127456808471" calcext:value-type="percentage">
            <text:p>21,51%</text:p>
          </table:table-cell>
          <table:table-cell table:style-name="ce159" table:formula="of:=100/[.W33]*[.W65]/100" office:value-type="percentage" office:value="0.211970542616655" calcext:value-type="percentage">
            <text:p>21,20%</text:p>
          </table:table-cell>
          <table:table-cell table:style-name="ce159" table:formula="of:=100/[.X33]*[.X65]/100" office:value-type="percentage" office:value="0.224540977472707" calcext:value-type="percentage">
            <text:p>22,45%</text:p>
          </table:table-cell>
          <table:table-cell table:style-name="ce159" table:formula="of:=100/[.Y33]*[.Y65]/100" office:value-type="percentage" office:value="0.204314229378291" calcext:value-type="percentage">
            <text:p>20,43%</text:p>
          </table:table-cell>
          <table:table-cell table:style-name="ce1" table:number-columns-repeated="3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5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9" office:value-type="string" calcext:value-type="string">
            <text:p>Seuil de rentabilité </text:p>
          </table:table-cell>
          <table:table-cell table:style-name="ce160" table:formula="of:=[.V63]*[.V33]/[.V54]" office:value-type="float" office:value="595835.336011249" calcext:value-type="float">
            <text:p>595 835,34</text:p>
          </table:table-cell>
          <table:table-cell table:style-name="ce160" table:formula="of:=[.W63]*[.W33]/[.W54]" office:value-type="float" office:value="164056.545103431" calcext:value-type="float">
            <text:p>164 056,55</text:p>
          </table:table-cell>
          <table:table-cell table:style-name="ce160" table:formula="of:=[.X63]*[.X33]/[.X54]" office:value-type="float" office:value="228506.717515827" calcext:value-type="float">
            <text:p>228 506,72</text:p>
          </table:table-cell>
          <table:table-cell table:style-name="ce160" table:formula="of:=[.Y63]*[.Y33]/[.Y54]" office:value-type="float" office:value="194246.737060671" calcext:value-type="float">
            <text:p>194 246,74</text:p>
          </table:table-cell>
          <table:table-cell table:number-columns-repeated="999"/>
        </table:table-row>
        <table:table-row table:style-name="ro4">
          <table:table-cell table:number-columns-repeated="20"/>
          <table:table-cell table:style-name="ce148" office:value-type="string" calcext:value-type="string">
            <text:p>% du CA</text:p>
          </table:table-cell>
          <table:table-cell table:style-name="ce159" table:formula="of:=100/[.V33]*[.V68]/100" office:value-type="percentage" office:value="0.553441701663801" calcext:value-type="percentage">
            <text:p>55,34%</text:p>
          </table:table-cell>
          <table:table-cell table:style-name="ce159" table:formula="of:=100/[.W33]*[.W68]/100" office:value-type="percentage" office:value="0.641848768010295" calcext:value-type="percentage">
            <text:p>64,18%</text:p>
          </table:table-cell>
          <table:table-cell table:style-name="ce159" table:formula="of:=100/[.X33]*[.X68]/100" office:value-type="percentage" office:value="0.477248783449931" calcext:value-type="percentage">
            <text:p>47,72%</text:p>
          </table:table-cell>
          <table:table-cell table:style-name="ce159" table:formula="of:=100/[.Y33]*[.Y68]/100" office:value-type="percentage" office:value="0.567640961603365" calcext:value-type="percentage">
            <text:p>56,76%</text:p>
          </table:table-cell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number number:decimal-places="2" number:min-integer-digits="1"/>
    </number:number-style>
    <number:number-style style:name="N112">
      <style:text-properties fo:color="#ff0000"/>
      <number:text>-</number:text>
      <number:number number:decimal-places="2" number:min-integer-digits="1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percentage-style style:name="N115">
      <number:number number:decimal-places="2" number:min-integer-digits="0"/>
      <number:text>%</number:text>
    </number:percentage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8:33:20.345089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6:18:53.731750766</meta:creation-date>
    <meta:generator>LibreOffice/4.3.3.2$Linux_X86_64 LibreOffice_project/430m0$Build-2</meta:generator>
    <dc:date>2015-12-11T08:48:53.017753821</dc:date>
    <meta:editing-duration>P5DT2H25M30S</meta:editing-duration>
    <meta:editing-cycles>27</meta:editing-cycles>
    <dc:creator>Ferlicot Cyril</dc:creator>
    <meta:document-statistic meta:table-count="9" meta:cell-count="3261" meta:object-count="0"/>
  </office:meta>
</office:document-meta>
</file>